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1.342cm"/>
    </style:style>
    <style:style style:name="co10" style:family="table-column">
      <style:table-column-properties fo:break-before="auto" style:column-width="1.778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map style:condition="is-true-formula(ISTEXT([.$L1]))" style:apply-style-name="Untitled1" style:base-cell-address="'annotations_subset_25%'.A1"/>
    </style:style>
    <style:style style:name="ce2" style:family="table-cell" style:parent-style-name="Default" style:data-style-name="N100">
      <style:map style:condition="is-true-formula(ISTEXT([.$L1]))" style:apply-style-name="Untitled1" style:base-cell-address="'annotations_subset_25%'.A1"/>
    </style:style>
  </office:automatic-styles>
  <office:body>
    <office:spreadsheet>
      <table:calculation-settings table:automatic-find-labels="false" table:use-regular-expressions="false" table:use-wildcards="true"/>
      <table:table table:name="annotations_subset_25%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Behaviour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Focal</text:p>
          </table:table-cell>
          <table:table-cell office:value-type="string" calcext:value-type="string">
            <text:p>T_start</text:p>
          </table:table-cell>
          <table:table-cell office:value-type="string" calcext:value-type="string">
            <text:p>T_stop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treatment_rep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owID</text:p>
          </table:table-cell>
          <table:table-cell office:value-type="string" calcext:value-type="string">
            <text:p>BEH_AW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2021-04-26 11:05:02</text:p>
          </table:table-cell>
          <table:table-cell table:style-name="ce2" office:value-type="string" calcext:value-type="string">
            <text:p>2021-04-26 11:05:08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6.00003814697266" calcext:value-type="float">
            <text:p>6.00003814697266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2021-04-26 11:08:04</text:p>
          </table:table-cell>
          <table:table-cell table:style-name="ce2" office:value-type="string" calcext:value-type="string">
            <text:p>2021-04-26 11:08:09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4.62504696846008" calcext:value-type="float">
            <text:p>4.62504696846008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S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2021-04-27 11:21:31</text:p>
          </table:table-cell>
          <table:table-cell table:style-name="ce2" office:value-type="string" calcext:value-type="string">
            <text:p>2021-04-27 11:22: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28.5002703666687" calcext:value-type="float">
            <text:p>28.5002703666687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S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2021-04-27 11:01:57</text:p>
          </table:table-cell>
          <table:table-cell table:style-name="ce2" office:value-type="string" calcext:value-type="string">
            <text:p>2021-04-27 11:02:1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7.3751647472382" calcext:value-type="float">
            <text:p>17.3751647472382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G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2021-04-27 11:02:51</text:p>
          </table:table-cell>
          <table:table-cell table:style-name="ce2" office:value-type="string" calcext:value-type="string">
            <text:p>2021-04-27 11:03: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8.25000643730164" calcext:value-type="float">
            <text:p>8.25000643730164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G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2021-04-27 11:03:40</text:p>
          </table:table-cell>
          <table:table-cell table:style-name="ce2" office:value-type="string" calcext:value-type="string">
            <text:p>2021-04-27 11:04:0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23.3752334117889" calcext:value-type="float">
            <text:p>23.3752334117889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S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2021-04-27 11:04:04</text:p>
          </table:table-cell>
          <table:table-cell table:style-name="ce2" office:value-type="string" calcext:value-type="string">
            <text:p>2021-04-27 11:04:1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9.37512350082397" calcext:value-type="float">
            <text:p>9.37512350082397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2021-04-27 11:04:23</text:p>
          </table:table-cell>
          <table:table-cell table:style-name="ce2" office:value-type="string" calcext:value-type="string">
            <text:p>2021-04-27 11:04:28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5.25005459785461" calcext:value-type="float">
            <text:p>5.2500545978546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S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2021-04-27 11:04:29</text:p>
          </table:table-cell>
          <table:table-cell table:style-name="ce2" office:value-type="string" calcext:value-type="string">
            <text:p>2021-04-27 11:04:4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1.6251339912415" calcext:value-type="float">
            <text:p>11.6251339912415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G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2021-04-27 11:04:43</text:p>
          </table:table-cell>
          <table:table-cell table:style-name="ce2" office:value-type="string" calcext:value-type="string">
            <text:p>2021-04-27 11:04:56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3.5000369548798" calcext:value-type="float">
            <text:p>13.5000369548798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S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2021-04-27 11:05:55</text:p>
          </table:table-cell>
          <table:table-cell table:style-name="ce2" office:value-type="string" calcext:value-type="string">
            <text:p>2021-04-27 11:06:1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9.000156879425" calcext:value-type="float">
            <text:p>19.000156879425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G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2021-04-27 11:06:17</text:p>
          </table:table-cell>
          <table:table-cell table:style-name="ce2" office:value-type="string" calcext:value-type="string">
            <text:p>2021-04-27 11:06:4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2.2503254413605" calcext:value-type="float">
            <text:p>32.2503254413605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S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2021-04-27 11:06:52</text:p>
          </table:table-cell>
          <table:table-cell table:style-name="ce2" office:value-type="string" calcext:value-type="string">
            <text:p>2021-04-27 11:06:5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4.87504744529724" calcext:value-type="float">
            <text:p>4.87504744529724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S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2021-04-27 11:08:31</text:p>
          </table:table-cell>
          <table:table-cell table:style-name="ce2" office:value-type="string" calcext:value-type="string">
            <text:p>2021-04-27 11:08:36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5.62501621246338" calcext:value-type="float">
            <text:p>5.62501621246338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S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2021-04-27 11:19:19</text:p>
          </table:table-cell>
          <table:table-cell table:style-name="ce2" office:value-type="string" calcext:value-type="string">
            <text:p>2021-04-27 11:19:2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8.00007700920105" calcext:value-type="float">
            <text:p>8.00007700920105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S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2021-04-27 11:25:06</text:p>
          </table:table-cell>
          <table:table-cell table:style-name="ce2" office:value-type="string" calcext:value-type="string">
            <text:p>2021-04-27 11:25:2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3.3750960826874" calcext:value-type="float">
            <text:p>13.3750960826874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S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2021-04-27 11:25:50</text:p>
          </table:table-cell>
          <table:table-cell table:style-name="ce2" office:value-type="string" calcext:value-type="string">
            <text:p>2021-04-27 11:25:58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8.12509775161743" calcext:value-type="float">
            <text:p>8.12509775161743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S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2021-04-27 11:00:50</text:p>
          </table:table-cell>
          <table:table-cell table:style-name="ce2" office:value-type="string" calcext:value-type="string">
            <text:p>2021-04-27 11:01:0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1.7501058578491" calcext:value-type="float">
            <text:p>11.7501058578491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2021-04-26 11:07:25</text:p>
          </table:table-cell>
          <table:table-cell table:style-name="ce2" office:value-type="string" calcext:value-type="string">
            <text:p>2021-04-26 11:07:28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3.25004053115845" calcext:value-type="float">
            <text:p>3.25004053115845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S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2021-04-27 11:02:01</text:p>
          </table:table-cell>
          <table:table-cell table:style-name="ce2" office:value-type="string" calcext:value-type="string">
            <text:p>2021-04-27 11:02:1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7.2502191066742" calcext:value-type="float">
            <text:p>17.2502191066742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S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2021-04-27 11:12:14</text:p>
          </table:table-cell>
          <table:table-cell table:style-name="ce2" office:value-type="string" calcext:value-type="string">
            <text:p>2021-04-27 11:12:1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.37546443939209" calcext:value-type="float">
            <text:p>3.37546443939209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FR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021-04-26 10:56:21</text:p>
          </table:table-cell>
          <table:table-cell table:style-name="ce2" office:value-type="string" calcext:value-type="string">
            <text:p>2021-04-26 10:57:1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52.3753938674927" calcext:value-type="float">
            <text:p>52.3753938674927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021-04-26 11:08:39</text:p>
          </table:table-cell>
          <table:table-cell table:style-name="ce2" office:value-type="string" calcext:value-type="string">
            <text:p>2021-04-26 11:08:4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3.62511444091797" calcext:value-type="float">
            <text:p>3.62511444091797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T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A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021-04-26 11:09:43</text:p>
          </table:table-cell>
          <table:table-cell table:style-name="ce2" office:value-type="string" calcext:value-type="string">
            <text:p>2021-04-26 11:09:50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7.25007820129395" calcext:value-type="float">
            <text:p>7.25007820129395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TB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S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A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021-04-26 11:24:52</text:p>
          </table:table-cell>
          <table:table-cell table:style-name="ce2" office:value-type="string" calcext:value-type="string">
            <text:p>2021-04-26 11:25:16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24.2503502368927" calcext:value-type="float">
            <text:p>24.2503502368927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S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A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021-04-27 11:09:08</text:p>
          </table:table-cell>
          <table:table-cell table:style-name="ce2" office:value-type="string" calcext:value-type="string">
            <text:p>2021-04-27 11:09:2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3.0001289844513" calcext:value-type="float">
            <text:p>13.0001289844513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T TRACKED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S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A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021-04-27 11:15:48</text:p>
          </table:table-cell>
          <table:table-cell table:style-name="ce2" office:value-type="string" calcext:value-type="string">
            <text:p>2021-04-27 11:16:1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23.8752174377441" calcext:value-type="float">
            <text:p>23.8752174377441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S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A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021-04-27 11:21:48</text:p>
          </table:table-cell>
          <table:table-cell table:style-name="ce2" office:value-type="string" calcext:value-type="string">
            <text:p>2021-04-27 11:21:5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.1250205039978" calcext:value-type="float">
            <text:p>3.1250205039978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021-03-15 12:15:26</text:p>
          </table:table-cell>
          <table:table-cell table:style-name="ce2" office:value-type="string" calcext:value-type="string">
            <text:p>2021-03-15 12:15:47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20.5004975795746" calcext:value-type="float">
            <text:p>20.50049757957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021-03-16 12:14:34</text:p>
          </table:table-cell>
          <table:table-cell table:style-name="ce2" office:value-type="string" calcext:value-type="string">
            <text:p>2021-03-16 12:15:0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26.8752744197845" calcext:value-type="float">
            <text:p>26.875274419784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 SG (MEANS THE BODY LEANS LATERALLY)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021-04-26 11:08:29</text:p>
          </table:table-cell>
          <table:table-cell table:style-name="ce2" office:value-type="string" calcext:value-type="string">
            <text:p>2021-04-26 11:08:3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4.75" calcext:value-type="float">
            <text:p>4.75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FR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021-04-26 11:19:53</text:p>
          </table:table-cell>
          <table:table-cell table:style-name="ce2" office:value-type="string" calcext:value-type="string">
            <text:p>2021-04-26 11:20:16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23.7502083778381" calcext:value-type="float">
            <text:p>23.7502083778381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UNCLEAR, DISCARD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G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021-04-27 11:05:02</text:p>
          </table:table-cell>
          <table:table-cell table:style-name="ce2" office:value-type="string" calcext:value-type="string">
            <text:p>2021-04-27 11:05:1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4.1251106262207" calcext:value-type="float">
            <text:p>14.1251106262207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S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021-04-27 11:16:14</text:p>
          </table:table-cell>
          <table:table-cell table:style-name="ce2" office:value-type="string" calcext:value-type="string">
            <text:p>2021-04-27 11:16:3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7.0001933574677" calcext:value-type="float">
            <text:p>17.0001933574677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G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021-04-27 11:19:24</text:p>
          </table:table-cell>
          <table:table-cell table:style-name="ce2" office:value-type="string" calcext:value-type="string">
            <text:p>2021-04-27 11:21:0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97.8764717578888" calcext:value-type="float">
            <text:p>97.8764717578888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21-03-15 12:20:20</text:p>
          </table:table-cell>
          <table:table-cell table:style-name="ce2" office:value-type="string" calcext:value-type="string">
            <text:p>2021-03-15 12:21:16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55.499899148941" calcext:value-type="float">
            <text:p>55.49989914894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21-03-16 12:13:28</text:p>
          </table:table-cell>
          <table:table-cell table:style-name="ce2" office:value-type="string" calcext:value-type="string">
            <text:p>2021-03-16 12:14:0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40.1253106594086" calcext:value-type="float">
            <text:p>40.1253106594086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21-03-16 12:30:34</text:p>
          </table:table-cell>
          <table:table-cell table:style-name="ce2" office:value-type="string" calcext:value-type="string">
            <text:p>2021-03-16 12:30:4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8.00005698204041" calcext:value-type="float">
            <text:p>8.00005698204041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CB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R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21-03-16 12:32:46</text:p>
          </table:table-cell>
          <table:table-cell table:style-name="ce2" office:value-type="string" calcext:value-type="string">
            <text:p>2021-03-16 12:32:4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.50000691413879" calcext:value-type="float">
            <text:p>1.5000069141387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G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21-03-16 12:40:02</text:p>
          </table:table-cell>
          <table:table-cell table:style-name="ce2" office:value-type="string" calcext:value-type="string">
            <text:p>2021-03-16 12:40:1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2.4999957084656" calcext:value-type="float">
            <text:p>12.4999957084656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21-03-16 12:41:08</text:p>
          </table:table-cell>
          <table:table-cell table:style-name="ce2" office:value-type="string" calcext:value-type="string">
            <text:p>2021-03-16 12:41:2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3.5001454353333" calcext:value-type="float">
            <text:p>13.5001454353333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21-04-26 11:03:30</text:p>
          </table:table-cell>
          <table:table-cell table:style-name="ce2" office:value-type="string" calcext:value-type="string">
            <text:p>2021-04-26 11:03:40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10.5001041889191" calcext:value-type="float">
            <text:p>10.5001041889191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T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21-04-26 11:03:42</text:p>
          </table:table-cell>
          <table:table-cell table:style-name="ce2" office:value-type="string" calcext:value-type="string">
            <text:p>2021-04-26 11:03:46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4.00010085105896" calcext:value-type="float">
            <text:p>4.00010085105896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TB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21-04-26 11:03:56</text:p>
          </table:table-cell>
          <table:table-cell table:style-name="ce2" office:value-type="string" calcext:value-type="string">
            <text:p>2021-04-26 11:03:58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2.00003218650818" calcext:value-type="float">
            <text:p>2.00003218650818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21-04-26 11:07:14</text:p>
          </table:table-cell>
          <table:table-cell table:style-name="ce2" office:value-type="string" calcext:value-type="string">
            <text:p>2021-04-26 11:07:46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32.2502930164337" calcext:value-type="float">
            <text:p>32.2502930164337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21-04-27 11:02:38</text:p>
          </table:table-cell>
          <table:table-cell table:style-name="ce2" office:value-type="string" calcext:value-type="string">
            <text:p>2021-04-27 11:03:1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4.2503726482391" calcext:value-type="float">
            <text:p>34.2503726482391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21-04-27 11:06:51</text:p>
          </table:table-cell>
          <table:table-cell table:style-name="ce2" office:value-type="string" calcext:value-type="string">
            <text:p>2021-04-27 11:06:5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2.62503886222839" calcext:value-type="float">
            <text:p>2.62503886222839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21-04-27 11:07:44</text:p>
          </table:table-cell>
          <table:table-cell table:style-name="ce2" office:value-type="string" calcext:value-type="string">
            <text:p>2021-04-27 11:07:5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5.37501859664917" calcext:value-type="float">
            <text:p>5.37501859664917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G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21-04-27 11:11:05</text:p>
          </table:table-cell>
          <table:table-cell table:style-name="ce2" office:value-type="string" calcext:value-type="string">
            <text:p>2021-04-27 11:11:2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5.2502212524414" calcext:value-type="float">
            <text:p>15.2502212524414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21-04-27 11:11:30</text:p>
          </table:table-cell>
          <table:table-cell table:style-name="ce2" office:value-type="string" calcext:value-type="string">
            <text:p>2021-04-27 11:11:4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3.0000536441803" calcext:value-type="float">
            <text:p>13.0000536441803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21-04-27 11:11:54</text:p>
          </table:table-cell>
          <table:table-cell table:style-name="ce2" office:value-type="string" calcext:value-type="string">
            <text:p>2021-04-27 11:12: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5.75005435943604" calcext:value-type="float">
            <text:p>5.75005435943604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ANTENNATION EXCLUDE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21-04-27 11:23:39</text:p>
          </table:table-cell>
          <table:table-cell table:style-name="ce2" office:value-type="string" calcext:value-type="string">
            <text:p>2021-04-27 11:23:4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4.25004410743713" calcext:value-type="float">
            <text:p>4.25004410743713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21-04-27 11:25:10</text:p>
          </table:table-cell>
          <table:table-cell table:style-name="ce2" office:value-type="string" calcext:value-type="string">
            <text:p>2021-04-27 11:25:1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4.75004553794861" calcext:value-type="float">
            <text:p>4.75004553794861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021-03-15 12:29:46</text:p>
          </table:table-cell>
          <table:table-cell table:style-name="ce2" office:value-type="string" calcext:value-type="string">
            <text:p>2021-03-15 12:29:48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1.62499833106995" calcext:value-type="float">
            <text:p>1.6249983310699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 SG (MEANS THE BODY LEANS LATERALLY)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021-03-16 12:17:16</text:p>
          </table:table-cell>
          <table:table-cell table:style-name="ce2" office:value-type="string" calcext:value-type="string">
            <text:p>2021-03-16 12:17:2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6.50007557868958" calcext:value-type="float">
            <text:p>6.5000755786895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021-03-16 12:19:16</text:p>
          </table:table-cell>
          <table:table-cell table:style-name="ce2" office:value-type="string" calcext:value-type="string">
            <text:p>2021-03-16 12:19:3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5.2500791549683" calcext:value-type="float">
            <text:p>15.2500791549683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021-03-16 12:26:52</text:p>
          </table:table-cell>
          <table:table-cell table:style-name="ce2" office:value-type="string" calcext:value-type="string">
            <text:p>2021-03-16 12:26:5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.2500536441803" calcext:value-type="float">
            <text:p>1.250053644180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021-03-16 12:36:12</text:p>
          </table:table-cell>
          <table:table-cell table:style-name="ce2" office:value-type="string" calcext:value-type="string">
            <text:p>2021-03-16 12:36:1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3.12502264976501" calcext:value-type="float">
            <text:p>3.12502264976501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S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021-04-27 10:56:57</text:p>
          </table:table-cell>
          <table:table-cell table:style-name="ce2" office:value-type="string" calcext:value-type="string">
            <text:p>2021-04-27 10:57:0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1.5000877380371" calcext:value-type="float">
            <text:p>11.5000877380371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021-04-27 11:04:14</text:p>
          </table:table-cell>
          <table:table-cell table:style-name="ce2" office:value-type="string" calcext:value-type="string">
            <text:p>2021-04-27 11:04:1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5.00005102157593" calcext:value-type="float">
            <text:p>5.00005102157593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021-03-15 12:26:33</text:p>
          </table:table-cell>
          <table:table-cell table:style-name="ce2" office:value-type="string" calcext:value-type="string">
            <text:p>2021-03-15 12:27:4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68.5008592605591" calcext:value-type="float">
            <text:p>68.500859260559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021-03-16 12:21:05</text:p>
          </table:table-cell>
          <table:table-cell table:style-name="ce2" office:value-type="string" calcext:value-type="string">
            <text:p>2021-03-16 12:21:1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4.37514543533325" calcext:value-type="float">
            <text:p>4.3751454353332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021-03-15 12:15:34</text:p>
          </table:table-cell>
          <table:table-cell table:style-name="ce2" office:value-type="string" calcext:value-type="string">
            <text:p>2021-03-15 12:16:09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35.2506268024445" calcext:value-type="float">
            <text:p>35.250626802444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021-03-15 12:19:44</text:p>
          </table:table-cell>
          <table:table-cell table:style-name="ce2" office:value-type="string" calcext:value-type="string">
            <text:p>2021-03-15 12:19:5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8.00005698204041" calcext:value-type="float">
            <text:p>8.0000569820404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021-03-15 12:33:56</text:p>
          </table:table-cell>
          <table:table-cell table:style-name="ce2" office:value-type="string" calcext:value-type="string">
            <text:p>2021-03-15 12:34:05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9.24997568130493" calcext:value-type="float">
            <text:p>9.24997568130493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021-03-15 12:43:12</text:p>
          </table:table-cell>
          <table:table-cell table:style-name="ce2" office:value-type="string" calcext:value-type="string">
            <text:p>2021-03-15 12:43:2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9.25018572807312" calcext:value-type="float">
            <text:p>9.2501857280731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021-03-16 12:19:06</text:p>
          </table:table-cell>
          <table:table-cell table:style-name="ce2" office:value-type="string" calcext:value-type="string">
            <text:p>2021-03-16 12:19:16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0.3750729560852" calcext:value-type="float">
            <text:p>10.3750729560852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021-03-16 12:25:52</text:p>
          </table:table-cell>
          <table:table-cell table:style-name="ce2" office:value-type="string" calcext:value-type="string">
            <text:p>2021-03-16 12:26:1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20.7500796318054" calcext:value-type="float">
            <text:p>20.7500796318054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G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021-03-16 12:27:12</text:p>
          </table:table-cell>
          <table:table-cell table:style-name="ce2" office:value-type="string" calcext:value-type="string">
            <text:p>2021-03-16 12:27:58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45.25031042099" calcext:value-type="float">
            <text:p>45.25031042099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021-03-16 12:28:01</text:p>
          </table:table-cell>
          <table:table-cell table:style-name="ce2" office:value-type="string" calcext:value-type="string">
            <text:p>2021-03-16 12:28:0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2.75001621246338" calcext:value-type="float">
            <text:p>2.75001621246338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021-03-16 12:29:01</text:p>
          </table:table-cell>
          <table:table-cell table:style-name="ce2" office:value-type="string" calcext:value-type="string">
            <text:p>2021-03-16 12:29:0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8.37499356269836" calcext:value-type="float">
            <text:p>8.37499356269836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021-03-16 12:32:04</text:p>
          </table:table-cell>
          <table:table-cell table:style-name="ce2" office:value-type="string" calcext:value-type="string">
            <text:p>2021-03-16 12:32:1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0.7500624656677" calcext:value-type="float">
            <text:p>10.750062465667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021-03-16 12:32:16</text:p>
          </table:table-cell>
          <table:table-cell table:style-name="ce2" office:value-type="string" calcext:value-type="string">
            <text:p>2021-03-16 12:32:2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6.25010204315186" calcext:value-type="float">
            <text:p>6.25010204315186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021-03-16 12:33:44</text:p>
          </table:table-cell>
          <table:table-cell table:style-name="ce2" office:value-type="string" calcext:value-type="string">
            <text:p>2021-03-16 12:33:5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6.87503385543823" calcext:value-type="float">
            <text:p>6.87503385543823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G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021-03-16 12:36:37</text:p>
          </table:table-cell>
          <table:table-cell table:style-name="ce2" office:value-type="string" calcext:value-type="string">
            <text:p>2021-03-16 12:37:1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36.1252701282501" calcext:value-type="float">
            <text:p>36.1252701282501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021-04-26 11:06:58</text:p>
          </table:table-cell>
          <table:table-cell table:style-name="ce2" office:value-type="string" calcext:value-type="string">
            <text:p>2021-04-26 11:07:0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4.62495493888855" calcext:value-type="float">
            <text:p>4.62495493888855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021-04-26 11:07:07</text:p>
          </table:table-cell>
          <table:table-cell table:style-name="ce2" office:value-type="string" calcext:value-type="string">
            <text:p>2021-04-26 11:07:18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10.5000860691071" calcext:value-type="float">
            <text:p>10.5000860691071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S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021-04-27 11:12:47</text:p>
          </table:table-cell>
          <table:table-cell table:style-name="ce2" office:value-type="string" calcext:value-type="string">
            <text:p>2021-04-27 11:12:5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4.75046539306641" calcext:value-type="float">
            <text:p>4.75046539306641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R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021-03-16 12:25:12</text:p>
          </table:table-cell>
          <table:table-cell table:style-name="ce2" office:value-type="string" calcext:value-type="string">
            <text:p>2021-03-16 12:25:5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44.6252644062042" calcext:value-type="float">
            <text:p>44.6252644062042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021-03-16 12:37:42</text:p>
          </table:table-cell>
          <table:table-cell table:style-name="ce2" office:value-type="string" calcext:value-type="string">
            <text:p>2021-03-16 12:37:5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1.12513256073" calcext:value-type="float">
            <text:p>11.12513256073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T CLEAR – ELIMINATE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021-04-26 10:56:37</text:p>
          </table:table-cell>
          <table:table-cell table:style-name="ce2" office:value-type="string" calcext:value-type="string">
            <text:p>2021-04-26 10:56:48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10.6246955394745" calcext:value-type="float">
            <text:p>10.6246955394745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S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021-04-27 11:00:15</text:p>
          </table:table-cell>
          <table:table-cell table:style-name="ce2" office:value-type="string" calcext:value-type="string">
            <text:p>2021-04-27 11:00:2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7.50010967254639" calcext:value-type="float">
            <text:p>7.50010967254639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S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021-04-27 11:09:05</text:p>
          </table:table-cell>
          <table:table-cell table:style-name="ce2" office:value-type="string" calcext:value-type="string">
            <text:p>2021-04-27 11:09:28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23.3752484321594" calcext:value-type="float">
            <text:p>23.3752484321594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S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021-04-27 11:17:38</text:p>
          </table:table-cell>
          <table:table-cell table:style-name="ce2" office:value-type="string" calcext:value-type="string">
            <text:p>2021-04-27 11:17:4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2.62503600120544" calcext:value-type="float">
            <text:p>2.62503600120544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S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021-04-27 11:20:10</text:p>
          </table:table-cell>
          <table:table-cell table:style-name="ce2" office:value-type="string" calcext:value-type="string">
            <text:p>2021-04-27 11:20:4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3.2503345012665" calcext:value-type="float">
            <text:p>33.2503345012665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S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021-04-27 11:20:48</text:p>
          </table:table-cell>
          <table:table-cell table:style-name="ce2" office:value-type="string" calcext:value-type="string">
            <text:p>2021-04-27 11:21:1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27.3755853176117" calcext:value-type="float">
            <text:p>27.3755853176117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S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021-04-27 11:21:23</text:p>
          </table:table-cell>
          <table:table-cell table:style-name="ce2" office:value-type="string" calcext:value-type="string">
            <text:p>2021-04-27 11:21:4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7.5001704692841" calcext:value-type="float">
            <text:p>17.500170469284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1-03-15 12:18:18</text:p>
          </table:table-cell>
          <table:table-cell table:style-name="ce2" office:value-type="string" calcext:value-type="string">
            <text:p>2021-03-15 12:18:25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7.12511277198792" calcext:value-type="float">
            <text:p>7.1251127719879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1-03-15 12:21:59</text:p>
          </table:table-cell>
          <table:table-cell table:style-name="ce2" office:value-type="string" calcext:value-type="string">
            <text:p>2021-03-15 12:22:0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2.6254563331604" calcext:value-type="float">
            <text:p>2.625456333160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 SG (MEANS THE BODY LEANS LATERALLY)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1-03-15 12:37:59</text:p>
          </table:table-cell>
          <table:table-cell table:style-name="ce2" office:value-type="string" calcext:value-type="string">
            <text:p>2021-03-15 12:38:0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4.87503361701965" calcext:value-type="float">
            <text:p>4.8750336170196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1-03-16 12:17:15</text:p>
          </table:table-cell>
          <table:table-cell table:style-name="ce2" office:value-type="string" calcext:value-type="string">
            <text:p>2021-03-16 12:18:2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64.5003705024719" calcext:value-type="float">
            <text:p>64.500370502471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B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1-03-16 12:24:53</text:p>
          </table:table-cell>
          <table:table-cell table:style-name="ce2" office:value-type="string" calcext:value-type="string">
            <text:p>2021-03-16 12:26:0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70.2505052089691" calcext:value-type="float">
            <text:p>70.250505208969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 SG (MEANS THE BODY LEANS LATERALLY)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1-03-16 12:28:26</text:p>
          </table:table-cell>
          <table:table-cell table:style-name="ce2" office:value-type="string" calcext:value-type="string">
            <text:p>2021-03-16 12:28:46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20.1250624656677" calcext:value-type="float">
            <text:p>20.125062465667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1-03-16 12:29:19</text:p>
          </table:table-cell>
          <table:table-cell table:style-name="ce2" office:value-type="string" calcext:value-type="string">
            <text:p>2021-03-16 12:29:2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.87486743927002" calcext:value-type="float">
            <text:p>1.87486743927002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1-03-16 12:30:42</text:p>
          </table:table-cell>
          <table:table-cell table:style-name="ce2" office:value-type="string" calcext:value-type="string">
            <text:p>2021-03-16 12:32:3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09.625698566437" calcext:value-type="float">
            <text:p>109.625698566437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1-04-26 10:57:39</text:p>
          </table:table-cell>
          <table:table-cell table:style-name="ce2" office:value-type="string" calcext:value-type="string">
            <text:p>2021-04-26 10:57:58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18.2501010894775" calcext:value-type="float">
            <text:p>18.2501010894775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1-04-26 11:03:37</text:p>
          </table:table-cell>
          <table:table-cell table:style-name="ce2" office:value-type="string" calcext:value-type="string">
            <text:p>2021-04-26 11:03:4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6.75005388259888" calcext:value-type="float">
            <text:p>6.75005388259888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1-04-26 11:11:20</text:p>
          </table:table-cell>
          <table:table-cell table:style-name="ce2" office:value-type="string" calcext:value-type="string">
            <text:p>2021-04-26 11:11:26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5.37503552436829" calcext:value-type="float">
            <text:p>5.37503552436829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1-04-26 11:26:01</text:p>
          </table:table-cell>
          <table:table-cell table:style-name="ce2" office:value-type="string" calcext:value-type="string">
            <text:p>2021-04-26 11:26:2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20.6252789497375" calcext:value-type="float">
            <text:p>20.6252789497375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1-04-27 10:56:25</text:p>
          </table:table-cell>
          <table:table-cell table:style-name="ce2" office:value-type="string" calcext:value-type="string">
            <text:p>2021-04-27 10:56:28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.25006365776062" calcext:value-type="float">
            <text:p>3.2500636577606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1-04-27 10:56:52</text:p>
          </table:table-cell>
          <table:table-cell table:style-name="ce2" office:value-type="string" calcext:value-type="string">
            <text:p>2021-04-27 10:56:5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4.25004196166992" calcext:value-type="float">
            <text:p>4.25004196166992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1-04-27 11:03:06</text:p>
          </table:table-cell>
          <table:table-cell table:style-name="ce2" office:value-type="string" calcext:value-type="string">
            <text:p>2021-04-27 11:03:16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9.37515592575073" calcext:value-type="float">
            <text:p>9.37515592575073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G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1-04-27 11:03:20</text:p>
          </table:table-cell>
          <table:table-cell table:style-name="ce2" office:value-type="string" calcext:value-type="string">
            <text:p>2021-04-27 11:03:3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3.1251814365387" calcext:value-type="float">
            <text:p>13.1251814365387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1-04-27 11:03:49</text:p>
          </table:table-cell>
          <table:table-cell table:style-name="ce2" office:value-type="string" calcext:value-type="string">
            <text:p>2021-04-27 11:03:58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9.00009202957153" calcext:value-type="float">
            <text:p>9.00009202957153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G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1-04-27 11:04:48</text:p>
          </table:table-cell>
          <table:table-cell table:style-name="ce2" office:value-type="string" calcext:value-type="string">
            <text:p>2021-04-27 11:04:5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6.37507033348083" calcext:value-type="float">
            <text:p>6.37507033348083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1-04-27 11:06:32</text:p>
          </table:table-cell>
          <table:table-cell table:style-name="ce2" office:value-type="string" calcext:value-type="string">
            <text:p>2021-04-27 11:06:3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2.50009489059448" calcext:value-type="float">
            <text:p>2.50009489059448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1-04-27 11:22:42</text:p>
          </table:table-cell>
          <table:table-cell table:style-name="ce2" office:value-type="string" calcext:value-type="string">
            <text:p>2021-04-27 11:22:5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7.99982714653015" calcext:value-type="float">
            <text:p>7.99982714653015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R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021-03-15 12:25:52</text:p>
          </table:table-cell>
          <table:table-cell table:style-name="ce2" office:value-type="string" calcext:value-type="string">
            <text:p>2021-03-15 12:28:2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149.626005172729" calcext:value-type="float">
            <text:p>149.62600517272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021-04-26 11:01:47</text:p>
          </table:table-cell>
          <table:table-cell table:style-name="ce2" office:value-type="string" calcext:value-type="string">
            <text:p>2021-04-26 11:01:58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11.6251006126404" calcext:value-type="float">
            <text:p>11.6251006126404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021-04-26 11:09:24</text:p>
          </table:table-cell>
          <table:table-cell table:style-name="ce2" office:value-type="string" calcext:value-type="string">
            <text:p>2021-04-26 11:10:30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65.6256396770477" calcext:value-type="float">
            <text:p>65.6256396770477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S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021-04-27 11:04:15</text:p>
          </table:table-cell>
          <table:table-cell table:style-name="ce2" office:value-type="string" calcext:value-type="string">
            <text:p>2021-04-27 11:04:26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1.1250691413879" calcext:value-type="float">
            <text:p>11.1250691413879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S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021-04-27 11:08:14</text:p>
          </table:table-cell>
          <table:table-cell table:style-name="ce2" office:value-type="string" calcext:value-type="string">
            <text:p>2021-04-27 11:08:2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9.00007390975952" calcext:value-type="float">
            <text:p>9.00007390975952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021-04-27 11:09:44</text:p>
          </table:table-cell>
          <table:table-cell table:style-name="ce2" office:value-type="string" calcext:value-type="string">
            <text:p>2021-04-27 11:10:1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4.7504045963287" calcext:value-type="float">
            <text:p>34.7504045963287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021-04-27 11:10:22</text:p>
          </table:table-cell>
          <table:table-cell table:style-name="ce2" office:value-type="string" calcext:value-type="string">
            <text:p>2021-04-27 11:10:2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.37503170967102" calcext:value-type="float">
            <text:p>3.37503170967102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S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021-04-27 11:14:50</text:p>
          </table:table-cell>
          <table:table-cell table:style-name="ce2" office:value-type="string" calcext:value-type="string">
            <text:p>2021-04-27 11:14:5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6.37497401237488" calcext:value-type="float">
            <text:p>6.37497401237488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021-04-27 11:15:38</text:p>
          </table:table-cell>
          <table:table-cell table:style-name="ce2" office:value-type="string" calcext:value-type="string">
            <text:p>2021-04-27 11:15:4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2.00002646446228" calcext:value-type="float">
            <text:p>2.00002646446228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021-04-27 11:15:40</text:p>
          </table:table-cell>
          <table:table-cell table:style-name="ce2" office:value-type="string" calcext:value-type="string">
            <text:p>2021-04-27 11:16:2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48.1258866786957" calcext:value-type="float">
            <text:p>48.1258866786957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021-04-27 11:17:05</text:p>
          </table:table-cell>
          <table:table-cell table:style-name="ce2" office:value-type="string" calcext:value-type="string">
            <text:p>2021-04-27 11:17:2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9.2497601509094" calcext:value-type="float">
            <text:p>19.2497601509094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S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021-04-27 11:17:30</text:p>
          </table:table-cell>
          <table:table-cell table:style-name="ce2" office:value-type="string" calcext:value-type="string">
            <text:p>2021-04-27 11:17:3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.49999070167542" calcext:value-type="float">
            <text:p>3.49999070167542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S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021-04-27 11:21:15</text:p>
          </table:table-cell>
          <table:table-cell table:style-name="ce2" office:value-type="string" calcext:value-type="string">
            <text:p>2021-04-27 11:21:1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.12476396560669" calcext:value-type="float">
            <text:p>3.12476396560669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S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021-04-27 11:22:18</text:p>
          </table:table-cell>
          <table:table-cell table:style-name="ce2" office:value-type="string" calcext:value-type="string">
            <text:p>2021-04-27 11:22:2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.87495732307434" calcext:value-type="float">
            <text:p>3.87495732307434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S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021-04-27 11:23:05</text:p>
          </table:table-cell>
          <table:table-cell table:style-name="ce2" office:value-type="string" calcext:value-type="string">
            <text:p>2021-04-27 11:23:08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.62489366531372" calcext:value-type="float">
            <text:p>3.62489366531372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021-03-16 12:16:45</text:p>
          </table:table-cell>
          <table:table-cell table:style-name="ce2" office:value-type="string" calcext:value-type="string">
            <text:p>2021-03-16 12:17:0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24.5002007484436" calcext:value-type="float">
            <text:p>24.500200748443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021-03-16 12:17:27</text:p>
          </table:table-cell>
          <table:table-cell table:style-name="ce2" office:value-type="string" calcext:value-type="string">
            <text:p>2021-03-16 12:17:58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31.0001766681671" calcext:value-type="float">
            <text:p>31.0001766681671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021-03-16 12:29:30</text:p>
          </table:table-cell>
          <table:table-cell table:style-name="ce2" office:value-type="string" calcext:value-type="string">
            <text:p>2021-03-16 12:31:1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00.250704288483" calcext:value-type="float">
            <text:p>100.250704288483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021-03-16 12:33:10</text:p>
          </table:table-cell>
          <table:table-cell table:style-name="ce2" office:value-type="string" calcext:value-type="string">
            <text:p>2021-03-16 12:33:1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4.62509632110596" calcext:value-type="float">
            <text:p>4.62509632110596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 SG (MEANS THE BODY LEANS LATERALLY)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C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021-04-27 10:57:19</text:p>
          </table:table-cell>
          <table:table-cell table:style-name="ce2" office:value-type="string" calcext:value-type="string">
            <text:p>2021-04-27 10:57:2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2.75002121925354" calcext:value-type="float">
            <text:p>2.75002121925354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CR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021-04-27 11:09:42</text:p>
          </table:table-cell>
          <table:table-cell table:style-name="ce2" office:value-type="string" calcext:value-type="string">
            <text:p>2021-04-27 11:10:1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5.1253368854523" calcext:value-type="float">
            <text:p>35.1253368854523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FR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021-04-27 11:18:45</text:p>
          </table:table-cell>
          <table:table-cell table:style-name="ce2" office:value-type="string" calcext:value-type="string">
            <text:p>2021-04-27 11:18:5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8.62508893013" calcext:value-type="float">
            <text:p>8.62508893013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FR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021-04-27 11:24:04</text:p>
          </table:table-cell>
          <table:table-cell table:style-name="ce2" office:value-type="string" calcext:value-type="string">
            <text:p>2021-04-27 11:24:1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8.62508416175842" calcext:value-type="float">
            <text:p>8.62508416175842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021-03-15 12:13:36</text:p>
          </table:table-cell>
          <table:table-cell table:style-name="ce2" office:value-type="string" calcext:value-type="string">
            <text:p>2021-03-15 12:13:56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19.6254742145538" calcext:value-type="float">
            <text:p>19.625474214553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021-03-15 12:14:51</text:p>
          </table:table-cell>
          <table:table-cell table:style-name="ce2" office:value-type="string" calcext:value-type="string">
            <text:p>2021-03-15 12:14:5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1.74994134902954" calcext:value-type="float">
            <text:p>1.7499413490295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 SG (MEANS THE BODY LEANS LATERALLY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021-03-15 12:15:11</text:p>
          </table:table-cell>
          <table:table-cell table:style-name="ce2" office:value-type="string" calcext:value-type="string">
            <text:p>2021-03-15 12:15:1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1.8747386932373" calcext:value-type="float">
            <text:p>1.874738693237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 SG (MEANS THE BODY LEANS LATERALLY)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021-03-15 12:16:36</text:p>
          </table:table-cell>
          <table:table-cell table:style-name="ce2" office:value-type="string" calcext:value-type="string">
            <text:p>2021-03-15 12:16:45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9.25011801719666" calcext:value-type="float">
            <text:p>9.2501180171966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Q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021-03-15 12:31:12</text:p>
          </table:table-cell>
          <table:table-cell table:style-name="ce2" office:value-type="string" calcext:value-type="string">
            <text:p>2021-03-15 12:31:20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8.62507629394531" calcext:value-type="float">
            <text:p>8.625076293945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Q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021-03-16 12:13:23</text:p>
          </table:table-cell>
          <table:table-cell table:style-name="ce2" office:value-type="string" calcext:value-type="string">
            <text:p>2021-03-16 12:14:1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46.7503383159637" calcext:value-type="float">
            <text:p>46.750338315963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021-03-16 12:14:18</text:p>
          </table:table-cell>
          <table:table-cell table:style-name="ce2" office:value-type="string" calcext:value-type="string">
            <text:p>2021-03-16 12:14:3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5.9999918937683" calcext:value-type="float">
            <text:p>15.9999918937683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T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021-03-16 12:19:57</text:p>
          </table:table-cell>
          <table:table-cell table:style-name="ce2" office:value-type="string" calcext:value-type="string">
            <text:p>2021-03-16 12:20:06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8.87502861022949" calcext:value-type="float">
            <text:p>8.87502861022949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TB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021-03-16 12:21:01</text:p>
          </table:table-cell>
          <table:table-cell table:style-name="ce2" office:value-type="string" calcext:value-type="string">
            <text:p>2021-03-16 12:21:0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3.75002551078796" calcext:value-type="float">
            <text:p>3.75002551078796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021-03-16 12:21:15</text:p>
          </table:table-cell>
          <table:table-cell table:style-name="ce2" office:value-type="string" calcext:value-type="string">
            <text:p>2021-03-16 12:21:4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25.625116109848" calcext:value-type="float">
            <text:p>25.62511610984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B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021-04-26 10:57:02</text:p>
          </table:table-cell>
          <table:table-cell table:style-name="ce2" office:value-type="string" calcext:value-type="string">
            <text:p>2021-04-26 10:57:1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11.3752174377441" calcext:value-type="float">
            <text:p>11.3752174377441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S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021-04-27 11:12:06</text:p>
          </table:table-cell>
          <table:table-cell table:style-name="ce2" office:value-type="string" calcext:value-type="string">
            <text:p>2021-04-27 11:12:2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4.7501442432404" calcext:value-type="float">
            <text:p>14.7501442432404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S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021-04-27 11:18:52</text:p>
          </table:table-cell>
          <table:table-cell table:style-name="ce2" office:value-type="string" calcext:value-type="string">
            <text:p>2021-04-27 11:18:5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6.50015068054199" calcext:value-type="float">
            <text:p>6.50015068054199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FR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021-04-27 11:22:32</text:p>
          </table:table-cell>
          <table:table-cell table:style-name="ce2" office:value-type="string" calcext:value-type="string">
            <text:p>2021-04-27 11:22:3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5.12493085861206" calcext:value-type="float">
            <text:p>5.12493085861206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ANTENNATION EXCLUD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1-03-15 12:33:35</text:p>
          </table:table-cell>
          <table:table-cell table:style-name="ce2" office:value-type="string" calcext:value-type="string">
            <text:p>2021-03-15 12:33:4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7.12500548362732" calcext:value-type="float">
            <text:p>7.1250054836273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1-03-16 12:13:50</text:p>
          </table:table-cell>
          <table:table-cell table:style-name="ce2" office:value-type="string" calcext:value-type="string">
            <text:p>2021-03-16 12:13:56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5.74998998641968" calcext:value-type="float">
            <text:p>5.7499899864196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1-03-16 12:19:25</text:p>
          </table:table-cell>
          <table:table-cell table:style-name="ce2" office:value-type="string" calcext:value-type="string">
            <text:p>2021-03-16 12:19:3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4.74993395805359" calcext:value-type="float">
            <text:p>4.74993395805359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1-03-16 12:19:41</text:p>
          </table:table-cell>
          <table:table-cell table:style-name="ce2" office:value-type="string" calcext:value-type="string">
            <text:p>2021-03-16 12:19:5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2.3750658035278" calcext:value-type="float">
            <text:p>12.3750658035278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1-03-16 12:19:57</text:p>
          </table:table-cell>
          <table:table-cell table:style-name="ce2" office:value-type="string" calcext:value-type="string">
            <text:p>2021-03-16 12:20:1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5.2500910758972" calcext:value-type="float">
            <text:p>15.2500910758972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1-03-16 12:23:10</text:p>
          </table:table-cell>
          <table:table-cell table:style-name="ce2" office:value-type="string" calcext:value-type="string">
            <text:p>2021-03-16 12:23:1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3.5000364780426" calcext:value-type="float">
            <text:p>3.5000364780426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 OR G</text:p>
          </table:table-cell>
          <table:table-cell office:value-type="string" calcext:value-type="string">
            <text:p>UNSURE, should be discarded. Check all A event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1-03-16 12:25:50</text:p>
          </table:table-cell>
          <table:table-cell table:style-name="ce2" office:value-type="string" calcext:value-type="string">
            <text:p>2021-03-16 12:26:4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50.7503268718719" calcext:value-type="float">
            <text:p>50.7503268718719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1-03-16 12:27:20</text:p>
          </table:table-cell>
          <table:table-cell table:style-name="ce2" office:value-type="string" calcext:value-type="string">
            <text:p>2021-03-16 12:27:3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6.6250994205475" calcext:value-type="float">
            <text:p>16.6250994205475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1-03-16 12:28:38</text:p>
          </table:table-cell>
          <table:table-cell table:style-name="ce2" office:value-type="string" calcext:value-type="string">
            <text:p>2021-03-16 12:28:4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6.99990653991699" calcext:value-type="float">
            <text:p>6.99990653991699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1-03-16 12:28:48</text:p>
          </table:table-cell>
          <table:table-cell table:style-name="ce2" office:value-type="string" calcext:value-type="string">
            <text:p>2021-03-16 12:28:5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.8750102519989" calcext:value-type="float">
            <text:p>1.8750102519989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 SG (MEANS THE BODY LEANS LATERALLY)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1-03-16 12:30:54</text:p>
          </table:table-cell>
          <table:table-cell table:style-name="ce2" office:value-type="string" calcext:value-type="string">
            <text:p>2021-03-16 12:31:0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8.00039291381836" calcext:value-type="float">
            <text:p>8.00039291381836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1-03-16 12:31:59</text:p>
          </table:table-cell>
          <table:table-cell table:style-name="ce2" office:value-type="string" calcext:value-type="string">
            <text:p>2021-03-16 12:32:1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20.3750581741333" calcext:value-type="float">
            <text:p>20.3750581741333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 SG (MEANS THE BODY LEANS LATERALLY)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1-04-26 10:58:41</text:p>
          </table:table-cell>
          <table:table-cell table:style-name="ce2" office:value-type="string" calcext:value-type="string">
            <text:p>2021-04-26 10:59:2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40.8749792575836" calcext:value-type="float">
            <text:p>40.8749792575836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T TRACKED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1-04-26 11:02:29</text:p>
          </table:table-cell>
          <table:table-cell table:style-name="ce2" office:value-type="string" calcext:value-type="string">
            <text:p>2021-04-26 11:02:4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12.0001709461212" calcext:value-type="float">
            <text:p>12.0001709461212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T TRACKED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1-04-26 11:07:49</text:p>
          </table:table-cell>
          <table:table-cell table:style-name="ce2" office:value-type="string" calcext:value-type="string">
            <text:p>2021-04-26 11:07:56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6.7499897480011" calcext:value-type="float">
            <text:p>6.7499897480011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S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1-04-27 11:11:39</text:p>
          </table:table-cell>
          <table:table-cell table:style-name="ce2" office:value-type="string" calcext:value-type="string">
            <text:p>2021-04-27 11:11:4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5.25027704238892" calcext:value-type="float">
            <text:p>5.25027704238892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S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1-04-27 11:15:49</text:p>
          </table:table-cell>
          <table:table-cell table:style-name="ce2" office:value-type="string" calcext:value-type="string">
            <text:p>2021-04-27 11:16:06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7.1250174045563" calcext:value-type="float">
            <text:p>17.1250174045563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S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1-04-27 11:18:02</text:p>
          </table:table-cell>
          <table:table-cell table:style-name="ce2" office:value-type="string" calcext:value-type="string">
            <text:p>2021-04-27 11:18:1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7.37508201599121" calcext:value-type="float">
            <text:p>7.37508201599121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S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1-04-27 11:21:26</text:p>
          </table:table-cell>
          <table:table-cell table:style-name="ce2" office:value-type="string" calcext:value-type="string">
            <text:p>2021-04-27 11:23:3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25.126195192337" calcext:value-type="float">
            <text:p>125.126195192337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S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1-04-27 11:25:34</text:p>
          </table:table-cell>
          <table:table-cell table:style-name="ce2" office:value-type="string" calcext:value-type="string">
            <text:p>2021-04-27 11:25:4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4.6251418590546" calcext:value-type="float">
            <text:p>14.6251418590546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2021-04-26 11:01:06</text:p>
          </table:table-cell>
          <table:table-cell table:style-name="ce2" office:value-type="string" calcext:value-type="string">
            <text:p>2021-04-26 11:01:1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5.75005698204041" calcext:value-type="float">
            <text:p>5.75005698204041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2021-04-26 11:07:59</text:p>
          </table:table-cell>
          <table:table-cell table:style-name="ce2" office:value-type="string" calcext:value-type="string">
            <text:p>2021-04-26 11:08:30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31.6252202987671" calcext:value-type="float">
            <text:p>31.6252202987671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S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2021-04-26 11:17:19</text:p>
          </table:table-cell>
          <table:table-cell table:style-name="ce2" office:value-type="string" calcext:value-type="string">
            <text:p>2021-04-26 11:17:35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16.1250855922699" calcext:value-type="float">
            <text:p>16.1250855922699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S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2021-04-26 11:19:21</text:p>
          </table:table-cell>
          <table:table-cell table:style-name="ce2" office:value-type="string" calcext:value-type="string">
            <text:p>2021-04-26 11:20:0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42.1252975463867" calcext:value-type="float">
            <text:p>42.1252975463867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S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2021-04-27 10:56:40</text:p>
          </table:table-cell>
          <table:table-cell table:style-name="ce2" office:value-type="string" calcext:value-type="string">
            <text:p>2021-04-27 10:56:56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5.2501356601715" calcext:value-type="float">
            <text:p>15.2501356601715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S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2021-04-27 10:57:00</text:p>
          </table:table-cell>
          <table:table-cell table:style-name="ce2" office:value-type="string" calcext:value-type="string">
            <text:p>2021-04-27 10:57:0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2.87502765655518" calcext:value-type="float">
            <text:p>2.87502765655518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S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2021-04-27 10:58:42</text:p>
          </table:table-cell>
          <table:table-cell table:style-name="ce2" office:value-type="string" calcext:value-type="string">
            <text:p>2021-04-27 10:58:4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5.00000357627869" calcext:value-type="float">
            <text:p>5.00000357627869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S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2021-04-27 11:13:52</text:p>
          </table:table-cell>
          <table:table-cell table:style-name="ce2" office:value-type="string" calcext:value-type="string">
            <text:p>2021-04-27 11:14:5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60.125568151474" calcext:value-type="float">
            <text:p>60.125568151474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2021-03-15 12:32:40</text:p>
          </table:table-cell>
          <table:table-cell table:style-name="ce2" office:value-type="string" calcext:value-type="string">
            <text:p>2021-03-15 12:32:4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3.49994611740112" calcext:value-type="float">
            <text:p>3.4999461174011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2021-03-15 12:38:40</text:p>
          </table:table-cell>
          <table:table-cell table:style-name="ce2" office:value-type="string" calcext:value-type="string">
            <text:p>2021-03-15 12:38:58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18.1255974769592" calcext:value-type="float">
            <text:p>18.125597476959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2021-03-15 12:42:24</text:p>
          </table:table-cell>
          <table:table-cell table:style-name="ce2" office:value-type="string" calcext:value-type="string">
            <text:p>2021-03-15 12:43:2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57.00031208992" calcext:value-type="float">
            <text:p>57.0003120899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2021-03-16 12:22:44</text:p>
          </table:table-cell>
          <table:table-cell table:style-name="ce2" office:value-type="string" calcext:value-type="string">
            <text:p>2021-03-16 12:22:5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6.25004363059998" calcext:value-type="float">
            <text:p>6.2500436305999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TB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2021-03-16 12:24:48</text:p>
          </table:table-cell>
          <table:table-cell table:style-name="ce2" office:value-type="string" calcext:value-type="string">
            <text:p>2021-03-16 12:24:5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6.12509942054749" calcext:value-type="float">
            <text:p>6.12509942054749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2021-03-16 12:30:43</text:p>
          </table:table-cell>
          <table:table-cell table:style-name="ce2" office:value-type="string" calcext:value-type="string">
            <text:p>2021-03-16 12:30:4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3.12498068809509" calcext:value-type="float">
            <text:p>3.12498068809509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 SG (MEANS THE BODY LEANS LATERALLY)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2021-03-16 12:41:48</text:p>
          </table:table-cell>
          <table:table-cell table:style-name="ce2" office:value-type="string" calcext:value-type="string">
            <text:p>2021-03-16 12:41:5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3.99991893768311" calcext:value-type="float">
            <text:p>3.99991893768311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 SG (MEANS THE BODY LEANS LATERALLY)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S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2021-04-27 11:04:08</text:p>
          </table:table-cell>
          <table:table-cell table:style-name="ce2" office:value-type="string" calcext:value-type="string">
            <text:p>2021-04-27 11:04:46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8.0004274845123" calcext:value-type="float">
            <text:p>38.0004274845123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S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2021-04-27 11:07:18</text:p>
          </table:table-cell>
          <table:table-cell table:style-name="ce2" office:value-type="string" calcext:value-type="string">
            <text:p>2021-04-27 11:08:3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73.1257190704346" calcext:value-type="float">
            <text:p>73.125719070434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S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2021-04-27 11:14:50</text:p>
          </table:table-cell>
          <table:table-cell table:style-name="ce2" office:value-type="string" calcext:value-type="string">
            <text:p>2021-04-27 11:15:0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1.5001225471497" calcext:value-type="float">
            <text:p>11.5001225471497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S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2021-04-27 11:19:40</text:p>
          </table:table-cell>
          <table:table-cell table:style-name="ce2" office:value-type="string" calcext:value-type="string">
            <text:p>2021-04-27 11:19:4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.62500238418579" calcext:value-type="float">
            <text:p>3.62500238418579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S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2021-04-27 11:22:16</text:p>
          </table:table-cell>
          <table:table-cell table:style-name="ce2" office:value-type="string" calcext:value-type="string">
            <text:p>2021-04-27 11:22:2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6.00010824203491" calcext:value-type="float">
            <text:p>6.00010824203491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CR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2021-04-27 11:23:58</text:p>
          </table:table-cell>
          <table:table-cell table:style-name="ce2" office:value-type="string" calcext:value-type="string">
            <text:p>2021-04-27 11:24:0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.25001692771912" calcext:value-type="float">
            <text:p>3.25001692771912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R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2021-03-15 12:35:31</text:p>
          </table:table-cell>
          <table:table-cell table:style-name="ce2" office:value-type="string" calcext:value-type="string">
            <text:p>2021-03-15 12:36:1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40.375301361084" calcext:value-type="float">
            <text:p>40.37530136108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2021-03-16 12:26:39</text:p>
          </table:table-cell>
          <table:table-cell table:style-name="ce2" office:value-type="string" calcext:value-type="string">
            <text:p>2021-03-16 12:27:0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24.6252403259277" calcext:value-type="float">
            <text:p>24.625240325927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 SG (MEANS THE BODY LEANS LATERALLY)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2021-03-16 12:27:20</text:p>
          </table:table-cell>
          <table:table-cell table:style-name="ce2" office:value-type="string" calcext:value-type="string">
            <text:p>2021-03-16 12:27:56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36.2500870227814" calcext:value-type="float">
            <text:p>36.2500870227814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 SG (MEANS THE BODY LEANS LATERALLY)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2021-03-16 12:41:18</text:p>
          </table:table-cell>
          <table:table-cell table:style-name="ce2" office:value-type="string" calcext:value-type="string">
            <text:p>2021-03-16 12:41:3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5.5001118183136" calcext:value-type="float">
            <text:p>15.5001118183136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S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2021-04-27 10:58:08</text:p>
          </table:table-cell>
          <table:table-cell table:style-name="ce2" office:value-type="string" calcext:value-type="string">
            <text:p>2021-04-27 10:59:2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74.375670671463" calcext:value-type="float">
            <text:p>74.375670671463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S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2021-04-27 11:25:57</text:p>
          </table:table-cell>
          <table:table-cell table:style-name="ce2" office:value-type="string" calcext:value-type="string">
            <text:p>2021-04-27 11:26:1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6.1251559257507" calcext:value-type="float">
            <text:p>16.1251559257507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2021-03-15 12:30:36</text:p>
          </table:table-cell>
          <table:table-cell table:style-name="ce2" office:value-type="string" calcext:value-type="string">
            <text:p>2021-03-15 12:31:4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67.875527381897" calcext:value-type="float">
            <text:p>67.87552738189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2021-04-26 10:59:30</text:p>
          </table:table-cell>
          <table:table-cell table:style-name="ce2" office:value-type="string" calcext:value-type="string">
            <text:p>2021-04-26 10:59:5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23.0002152919769" calcext:value-type="float">
            <text:p>23.0002152919769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2021-04-26 11:02:20</text:p>
          </table:table-cell>
          <table:table-cell table:style-name="ce2" office:value-type="string" calcext:value-type="string">
            <text:p>2021-04-26 11:02:4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21.0001678466797" calcext:value-type="float">
            <text:p>21.0001678466797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FR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2021-04-26 11:11:37</text:p>
          </table:table-cell>
          <table:table-cell table:style-name="ce2" office:value-type="string" calcext:value-type="string">
            <text:p>2021-04-26 11:11:45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7.50013184547424" calcext:value-type="float">
            <text:p>7.50013184547424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ONT RESTS ARE BOTH PASSIVE FR AND ANTENNATIONS 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FR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2021-04-26 11:21:06</text:p>
          </table:table-cell>
          <table:table-cell table:style-name="ce2" office:value-type="string" calcext:value-type="string">
            <text:p>2021-04-26 11:21:10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4.00004649162292" calcext:value-type="float">
            <text:p>4.00004649162292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CR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2021-04-27 11:18:30</text:p>
          </table:table-cell>
          <table:table-cell table:style-name="ce2" office:value-type="string" calcext:value-type="string">
            <text:p>2021-04-27 11:18:3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.62495422363281" calcext:value-type="float">
            <text:p>3.62495422363281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S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2021-04-27 11:19:21</text:p>
          </table:table-cell>
          <table:table-cell table:style-name="ce2" office:value-type="string" calcext:value-type="string">
            <text:p>2021-04-27 11:19:2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.87501835823059" calcext:value-type="float">
            <text:p>1.87501835823059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CR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2021-04-27 11:23:53</text:p>
          </table:table-cell>
          <table:table-cell table:style-name="ce2" office:value-type="string" calcext:value-type="string">
            <text:p>2021-04-27 11:23:58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5.0000364780426" calcext:value-type="float">
            <text:p>5.0000364780426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FR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2021-04-27 11:25:15</text:p>
          </table:table-cell>
          <table:table-cell table:style-name="ce2" office:value-type="string" calcext:value-type="string">
            <text:p>2021-04-27 11:25:1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4.12503385543823" calcext:value-type="float">
            <text:p>4.12503385543823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NTENNATION EXCLUDE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021-03-16 12:15:42</text:p>
          </table:table-cell>
          <table:table-cell table:style-name="ce2" office:value-type="string" calcext:value-type="string">
            <text:p>2021-03-16 12:15:4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4.87507796287537" calcext:value-type="float">
            <text:p>4.87507796287537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021-03-16 12:15:53</text:p>
          </table:table-cell>
          <table:table-cell table:style-name="ce2" office:value-type="string" calcext:value-type="string">
            <text:p>2021-03-16 12:16:1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22.5001490116119" calcext:value-type="float">
            <text:p>22.500149011611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R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021-03-16 12:21:22</text:p>
          </table:table-cell>
          <table:table-cell table:style-name="ce2" office:value-type="string" calcext:value-type="string">
            <text:p>2021-03-16 12:23:1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16.876032829285" calcext:value-type="float">
            <text:p>116.876032829285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021-04-26 11:08:15</text:p>
          </table:table-cell>
          <table:table-cell table:style-name="ce2" office:value-type="string" calcext:value-type="string">
            <text:p>2021-04-26 11:08:29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14.1251378059387" calcext:value-type="float">
            <text:p>14.1251378059387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S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021-04-26 11:11:33</text:p>
          </table:table-cell>
          <table:table-cell table:style-name="ce2" office:value-type="string" calcext:value-type="string">
            <text:p>2021-04-26 11:11:39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6.37551331520081" calcext:value-type="float">
            <text:p>6.37551331520081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021-04-26 11:12:04</text:p>
          </table:table-cell>
          <table:table-cell table:style-name="ce2" office:value-type="string" calcext:value-type="string">
            <text:p>2021-04-26 11:12:10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6.25009989738464" calcext:value-type="float">
            <text:p>6.25009989738464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021-04-26 11:21:55</text:p>
          </table:table-cell>
          <table:table-cell table:style-name="ce2" office:value-type="string" calcext:value-type="string">
            <text:p>2021-04-26 11:21:59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3.24992179870605" calcext:value-type="float">
            <text:p>3.24992179870605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S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021-04-27 11:06:03</text:p>
          </table:table-cell>
          <table:table-cell table:style-name="ce2" office:value-type="string" calcext:value-type="string">
            <text:p>2021-04-27 11:06:3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0.5002951622009" calcext:value-type="float">
            <text:p>30.5002951622009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2021-03-16 12:13:22</text:p>
          </table:table-cell>
          <table:table-cell table:style-name="ce2" office:value-type="string" calcext:value-type="string">
            <text:p>2021-03-16 12:13:4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23.5001652240753" calcext:value-type="float">
            <text:p>23.5001652240753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2021-04-26 10:59:18</text:p>
          </table:table-cell>
          <table:table-cell table:style-name="ce2" office:value-type="string" calcext:value-type="string">
            <text:p>2021-04-26 10:59:2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2.87518930435181" calcext:value-type="float">
            <text:p>2.8751893043518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2021-04-26 11:10:59</text:p>
          </table:table-cell>
          <table:table-cell table:style-name="ce2" office:value-type="string" calcext:value-type="string">
            <text:p>2021-04-26 11:11:20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20.7502179145813" calcext:value-type="float">
            <text:p>20.7502179145813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FR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2021-04-26 11:23:24</text:p>
          </table:table-cell>
          <table:table-cell table:style-name="ce2" office:value-type="string" calcext:value-type="string">
            <text:p>2021-04-26 11:24:0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38.1257472038269" calcext:value-type="float">
            <text:p>38.1257472038269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S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2021-04-27 10:57:05</text:p>
          </table:table-cell>
          <table:table-cell table:style-name="ce2" office:value-type="string" calcext:value-type="string">
            <text:p>2021-04-27 10:57:1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5.25001525878906" calcext:value-type="float">
            <text:p>5.2500152587890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S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2021-04-27 10:57:17</text:p>
          </table:table-cell>
          <table:table-cell table:style-name="ce2" office:value-type="string" calcext:value-type="string">
            <text:p>2021-04-27 10:57:3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7.3751592636108" calcext:value-type="float">
            <text:p>17.3751592636108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S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2021-04-27 11:03:07</text:p>
          </table:table-cell>
          <table:table-cell table:style-name="ce2" office:value-type="string" calcext:value-type="string">
            <text:p>2021-04-27 11:03:1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2.62507081031799" calcext:value-type="float">
            <text:p>2.62507081031799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S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2021-04-27 11:05:18</text:p>
          </table:table-cell>
          <table:table-cell table:style-name="ce2" office:value-type="string" calcext:value-type="string">
            <text:p>2021-04-27 11:05:28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0.0001418590546" calcext:value-type="float">
            <text:p>10.0001418590546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S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2021-04-27 11:05:34</text:p>
          </table:table-cell>
          <table:table-cell table:style-name="ce2" office:value-type="string" calcext:value-type="string">
            <text:p>2021-04-27 11:06:1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40.8753931522369" calcext:value-type="float">
            <text:p>40.875393152236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2021-04-27 11:15:19</text:p>
          </table:table-cell>
          <table:table-cell table:style-name="ce2" office:value-type="string" calcext:value-type="string">
            <text:p>2021-04-27 11:15:2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6.37506437301636" calcext:value-type="float">
            <text:p>6.37506437301636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21-03-15 12:20:21</text:p>
          </table:table-cell>
          <table:table-cell table:style-name="ce2" office:value-type="string" calcext:value-type="string">
            <text:p>2021-03-15 12:20:29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7.75011324882507" calcext:value-type="float">
            <text:p>7.7501132488250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21-03-15 12:31:37</text:p>
          </table:table-cell>
          <table:table-cell table:style-name="ce2" office:value-type="string" calcext:value-type="string">
            <text:p>2021-03-15 12:32:18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40.6252722740173" calcext:value-type="float">
            <text:p>40.625272274017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R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21-03-15 12:34:48</text:p>
          </table:table-cell>
          <table:table-cell table:style-name="ce2" office:value-type="string" calcext:value-type="string">
            <text:p>2021-03-15 12:34:5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4.87500524520874" calcext:value-type="float">
            <text:p>4.8750052452087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21-03-16 12:28:59</text:p>
          </table:table-cell>
          <table:table-cell table:style-name="ce2" office:value-type="string" calcext:value-type="string">
            <text:p>2021-03-16 12:29:16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6.6250667572021" calcext:value-type="float">
            <text:p>16.6250667572021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 SG (MEANS THE BODY LEANS LATERALLY)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F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21-03-16 12:29:19</text:p>
          </table:table-cell>
          <table:table-cell table:style-name="ce2" office:value-type="string" calcext:value-type="string">
            <text:p>2021-03-16 12:29:2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4.75003719329834" calcext:value-type="float">
            <text:p>4.75003719329834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21-03-16 12:31:35</text:p>
          </table:table-cell>
          <table:table-cell table:style-name="ce2" office:value-type="string" calcext:value-type="string">
            <text:p>2021-03-16 12:31:4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7.62522459030151" calcext:value-type="float">
            <text:p>7.6252245903015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 SG (MEANS THE BODY LEANS LATERALLY)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21-03-16 12:32:18</text:p>
          </table:table-cell>
          <table:table-cell table:style-name="ce2" office:value-type="string" calcext:value-type="string">
            <text:p>2021-03-16 12:32:2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6.62510180473328" calcext:value-type="float">
            <text:p>6.62510180473328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 SG (MEANS THE BODY LEANS LATERALLY)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21-03-16 12:32:27</text:p>
          </table:table-cell>
          <table:table-cell table:style-name="ce2" office:value-type="string" calcext:value-type="string">
            <text:p>2021-03-16 12:32:3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2.3749730587006" calcext:value-type="float">
            <text:p>12.3749730587006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21-04-26 10:56:27</text:p>
          </table:table-cell>
          <table:table-cell table:style-name="ce2" office:value-type="string" calcext:value-type="string">
            <text:p>2021-04-26 10:56:29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2.62540817260742" calcext:value-type="float">
            <text:p>2.6254081726074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21-04-26 10:58:14</text:p>
          </table:table-cell>
          <table:table-cell table:style-name="ce2" office:value-type="string" calcext:value-type="string">
            <text:p>2021-04-26 10:58:16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1.62491011619568" calcext:value-type="float">
            <text:p>1.62491011619568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21-04-26 10:59:10</text:p>
          </table:table-cell>
          <table:table-cell table:style-name="ce2" office:value-type="string" calcext:value-type="string">
            <text:p>2021-04-26 10:59:19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8.62501215934753" calcext:value-type="float">
            <text:p>8.6250121593475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21-04-26 11:00:56</text:p>
          </table:table-cell>
          <table:table-cell table:style-name="ce2" office:value-type="string" calcext:value-type="string">
            <text:p>2021-04-26 11:01:0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5.12513542175293" calcext:value-type="float">
            <text:p>5.12513542175293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S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21-04-27 11:01:01</text:p>
          </table:table-cell>
          <table:table-cell table:style-name="ce2" office:value-type="string" calcext:value-type="string">
            <text:p>2021-04-27 11:01:0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.75003361701965" calcext:value-type="float">
            <text:p>3.75003361701965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S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21-04-27 11:02:02</text:p>
          </table:table-cell>
          <table:table-cell table:style-name="ce2" office:value-type="string" calcext:value-type="string">
            <text:p>2021-04-27 11:02:2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25.3751826286316" calcext:value-type="float">
            <text:p>25.3751826286316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21-04-27 11:03:30</text:p>
          </table:table-cell>
          <table:table-cell table:style-name="ce2" office:value-type="string" calcext:value-type="string">
            <text:p>2021-04-27 11:03:4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5.2502043247223" calcext:value-type="float">
            <text:p>15.2502043247223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S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21-04-27 11:10:39</text:p>
          </table:table-cell>
          <table:table-cell table:style-name="ce2" office:value-type="string" calcext:value-type="string">
            <text:p>2021-04-27 11:11:2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42.1254873275757" calcext:value-type="float">
            <text:p>42.1254873275757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S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21-04-27 11:21:41</text:p>
          </table:table-cell>
          <table:table-cell table:style-name="ce2" office:value-type="string" calcext:value-type="string">
            <text:p>2021-04-27 11:21:5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6.4997017383575" calcext:value-type="float">
            <text:p>16.4997017383575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21-04-27 11:23:40</text:p>
          </table:table-cell>
          <table:table-cell table:style-name="ce2" office:value-type="string" calcext:value-type="string">
            <text:p>2021-04-27 11:24:4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63.0005967617035" calcext:value-type="float">
            <text:p>63.0005967617035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S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21-04-27 11:25:34</text:p>
          </table:table-cell>
          <table:table-cell table:style-name="ce2" office:value-type="string" calcext:value-type="string">
            <text:p>2021-04-27 11:25:36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.49993276596069" calcext:value-type="float">
            <text:p>1.49993276596069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021-03-15 12:18:12</text:p>
          </table:table-cell>
          <table:table-cell table:style-name="ce2" office:value-type="string" calcext:value-type="string">
            <text:p>2021-03-15 12:18:19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6.74996161460876" calcext:value-type="float">
            <text:p>6.7499616146087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021-03-15 12:19:09</text:p>
          </table:table-cell>
          <table:table-cell table:style-name="ce2" office:value-type="string" calcext:value-type="string">
            <text:p>2021-03-15 12:19:19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10.7501585483551" calcext:value-type="float">
            <text:p>10.750158548355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021-03-15 12:42:12</text:p>
          </table:table-cell>
          <table:table-cell table:style-name="ce2" office:value-type="string" calcext:value-type="string">
            <text:p>2021-03-15 12:42:29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17.2501392364502" calcext:value-type="float">
            <text:p>17.25013923645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021-03-16 12:41:42</text:p>
          </table:table-cell>
          <table:table-cell table:style-name="ce2" office:value-type="string" calcext:value-type="string">
            <text:p>2021-03-16 12:42:0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22.7498846054077" calcext:value-type="float">
            <text:p>22.749884605407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021-04-26 11:08:01</text:p>
          </table:table-cell>
          <table:table-cell table:style-name="ce2" office:value-type="string" calcext:value-type="string">
            <text:p>2021-04-26 11:08:16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14.1250197887421" calcext:value-type="float">
            <text:p>14.125019788742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FR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021-04-27 11:06:16</text:p>
          </table:table-cell>
          <table:table-cell table:style-name="ce2" office:value-type="string" calcext:value-type="string">
            <text:p>2021-04-27 11:06:2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6.25005340576172" calcext:value-type="float">
            <text:p>6.25005340576172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S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021-04-27 11:14:20</text:p>
          </table:table-cell>
          <table:table-cell table:style-name="ce2" office:value-type="string" calcext:value-type="string">
            <text:p>2021-04-27 11:14:3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9.37507510185242" calcext:value-type="float">
            <text:p>9.37507510185242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1-03-15 12:20:51</text:p>
          </table:table-cell>
          <table:table-cell table:style-name="ce2" office:value-type="string" calcext:value-type="string">
            <text:p>2021-03-15 12:20:58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6.50005698204041" calcext:value-type="float">
            <text:p>6.500056982040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 SG (MEANS THE BODY LEANS LATERALLY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1-03-15 12:21:08</text:p>
          </table:table-cell>
          <table:table-cell table:style-name="ce2" office:value-type="string" calcext:value-type="string">
            <text:p>2021-03-15 12:21:19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11.3750882148743" calcext:value-type="float">
            <text:p>11.37508821487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1-03-15 12:22:03</text:p>
          </table:table-cell>
          <table:table-cell table:style-name="ce2" office:value-type="string" calcext:value-type="string">
            <text:p>2021-03-15 12:22:1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7.75001096725464" calcext:value-type="float">
            <text:p>7.7500109672546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 SG (MEANS THE BODY LEANS LATERALLY)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1-03-15 12:28:22</text:p>
          </table:table-cell>
          <table:table-cell table:style-name="ce2" office:value-type="string" calcext:value-type="string">
            <text:p>2021-03-15 12:28:46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24.5001962184906" calcext:value-type="float">
            <text:p>24.500196218490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1-03-15 12:32:04</text:p>
          </table:table-cell>
          <table:table-cell table:style-name="ce2" office:value-type="string" calcext:value-type="string">
            <text:p>2021-03-15 12:32:07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2.87501525878906" calcext:value-type="float">
            <text:p>2.8750152587890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1-03-15 12:35:45</text:p>
          </table:table-cell>
          <table:table-cell table:style-name="ce2" office:value-type="string" calcext:value-type="string">
            <text:p>2021-03-15 12:35:50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4.50009870529175" calcext:value-type="float">
            <text:p>4.5000987052917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1-03-15 12:38:35</text:p>
          </table:table-cell>
          <table:table-cell table:style-name="ce2" office:value-type="string" calcext:value-type="string">
            <text:p>2021-03-15 12:38:4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7.50005531311035" calcext:value-type="float">
            <text:p>7.5000553131103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1-03-15 12:39:07</text:p>
          </table:table-cell>
          <table:table-cell table:style-name="ce2" office:value-type="string" calcext:value-type="string">
            <text:p>2021-03-15 12:39:15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8.50006151199341" calcext:value-type="float">
            <text:p>8.5000615119934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1-03-16 12:29:36</text:p>
          </table:table-cell>
          <table:table-cell table:style-name="ce2" office:value-type="string" calcext:value-type="string">
            <text:p>2021-03-16 12:29:4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4.12502598762512" calcext:value-type="float">
            <text:p>4.12502598762512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 SG (MEANS THE BODY LEANS LATERALLY)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1-04-26 10:57:10</text:p>
          </table:table-cell>
          <table:table-cell table:style-name="ce2" office:value-type="string" calcext:value-type="string">
            <text:p>2021-04-26 10:57:16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5.49999403953552" calcext:value-type="float">
            <text:p>5.49999403953552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1-04-26 11:09:25</text:p>
          </table:table-cell>
          <table:table-cell table:style-name="ce2" office:value-type="string" calcext:value-type="string">
            <text:p>2021-04-26 11:10:1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48.5008456707001" calcext:value-type="float">
            <text:p>48.5008456707001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1-04-26 11:11:21</text:p>
          </table:table-cell>
          <table:table-cell table:style-name="ce2" office:value-type="string" calcext:value-type="string">
            <text:p>2021-04-26 11:11:2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3.50002241134644" calcext:value-type="float">
            <text:p>3.50002241134644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1-04-26 11:12:01</text:p>
          </table:table-cell>
          <table:table-cell table:style-name="ce2" office:value-type="string" calcext:value-type="string">
            <text:p>2021-04-26 11:12:08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6.75002312660217" calcext:value-type="float">
            <text:p>6.75002312660217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1-04-26 11:12:40</text:p>
          </table:table-cell>
          <table:table-cell table:style-name="ce2" office:value-type="string" calcext:value-type="string">
            <text:p>2021-04-26 11:12:50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10.5002021789551" calcext:value-type="float">
            <text:p>10.5002021789551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1-04-26 11:25:59</text:p>
          </table:table-cell>
          <table:table-cell table:style-name="ce2" office:value-type="string" calcext:value-type="string">
            <text:p>2021-04-26 11:26:20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21.2501842975616" calcext:value-type="float">
            <text:p>21.250184297561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S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1-04-27 10:56:30</text:p>
          </table:table-cell>
          <table:table-cell table:style-name="ce2" office:value-type="string" calcext:value-type="string">
            <text:p>2021-04-27 10:56:38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8.00013971328735" calcext:value-type="float">
            <text:p>8.00013971328735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S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1-04-27 11:01:58</text:p>
          </table:table-cell>
          <table:table-cell table:style-name="ce2" office:value-type="string" calcext:value-type="string">
            <text:p>2021-04-27 11:02:0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4.00003147125244" calcext:value-type="float">
            <text:p>4.00003147125244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S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1-04-27 11:05:51</text:p>
          </table:table-cell>
          <table:table-cell table:style-name="ce2" office:value-type="string" calcext:value-type="string">
            <text:p>2021-04-27 11:06:0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3.3751401901245" calcext:value-type="float">
            <text:p>13.3751401901245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S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1-04-27 11:07:18</text:p>
          </table:table-cell>
          <table:table-cell table:style-name="ce2" office:value-type="string" calcext:value-type="string">
            <text:p>2021-04-27 11:07:3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6.2501850128174" calcext:value-type="float">
            <text:p>16.2501850128174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S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1-04-27 11:20:08</text:p>
          </table:table-cell>
          <table:table-cell table:style-name="ce2" office:value-type="string" calcext:value-type="string">
            <text:p>2021-04-27 11:20:5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44.5004496574402" calcext:value-type="float">
            <text:p>44.5004496574402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021-03-15 12:37:56</text:p>
          </table:table-cell>
          <table:table-cell table:style-name="ce2" office:value-type="string" calcext:value-type="string">
            <text:p>2021-03-15 12:38:17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20.5001356601715" calcext:value-type="float">
            <text:p>20.500135660171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FR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021-03-16 12:24:01</text:p>
          </table:table-cell>
          <table:table-cell table:style-name="ce2" office:value-type="string" calcext:value-type="string">
            <text:p>2021-03-16 12:24:0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6.12502074241638" calcext:value-type="float">
            <text:p>6.12502074241638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021-03-16 12:32:22</text:p>
          </table:table-cell>
          <table:table-cell table:style-name="ce2" office:value-type="string" calcext:value-type="string">
            <text:p>2021-03-16 12:36:0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221.001495599747" calcext:value-type="float">
            <text:p>221.001495599747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VERY LO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21-03-15 12:23:28</text:p>
          </table:table-cell>
          <table:table-cell table:style-name="ce2" office:value-type="string" calcext:value-type="string">
            <text:p>2021-03-15 12:23:45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17.5001034736633" calcext:value-type="float">
            <text:p>17.50010347366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21-03-15 12:29:35</text:p>
          </table:table-cell>
          <table:table-cell table:style-name="ce2" office:value-type="string" calcext:value-type="string">
            <text:p>2021-03-15 12:29:40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4.24987459182739" calcext:value-type="float">
            <text:p>4.2498745918273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21-03-15 12:30:33</text:p>
          </table:table-cell>
          <table:table-cell table:style-name="ce2" office:value-type="string" calcext:value-type="string">
            <text:p>2021-03-15 12:31:0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28.6251831054688" calcext:value-type="float">
            <text:p>28.625183105468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21-03-15 12:38:06</text:p>
          </table:table-cell>
          <table:table-cell table:style-name="ce2" office:value-type="string" calcext:value-type="string">
            <text:p>2021-03-15 12:38:08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1.75001215934753" calcext:value-type="float">
            <text:p>1.7500121593475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21-03-16 12:17:17</text:p>
          </table:table-cell>
          <table:table-cell table:style-name="ce2" office:value-type="string" calcext:value-type="string">
            <text:p>2021-03-16 12:17:2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7.37508940696716" calcext:value-type="float">
            <text:p>7.37508940696716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21-03-16 12:21:46</text:p>
          </table:table-cell>
          <table:table-cell table:style-name="ce2" office:value-type="string" calcext:value-type="string">
            <text:p>2021-03-16 12:21:5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5.50003337860107" calcext:value-type="float">
            <text:p>5.5000333786010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nt not tracked during event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GQ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21-03-16 12:34:43</text:p>
          </table:table-cell>
          <table:table-cell table:style-name="ce2" office:value-type="string" calcext:value-type="string">
            <text:p>2021-03-16 12:34:5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0.250067949295" calcext:value-type="float">
            <text:p>10.250067949295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GQ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S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21-04-27 10:58:05</text:p>
          </table:table-cell>
          <table:table-cell table:style-name="ce2" office:value-type="string" calcext:value-type="string">
            <text:p>2021-04-27 10:58:5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44.3753905296326" calcext:value-type="float">
            <text:p>44.3753905296326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S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21-04-27 10:59:56</text:p>
          </table:table-cell>
          <table:table-cell table:style-name="ce2" office:value-type="string" calcext:value-type="string">
            <text:p>2021-04-27 11:00:2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25.250205039978" calcext:value-type="float">
            <text:p>25.250205039978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S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21-04-27 11:08:27</text:p>
          </table:table-cell>
          <table:table-cell table:style-name="ce2" office:value-type="string" calcext:value-type="string">
            <text:p>2021-04-27 11:08:3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5.12502670288086" calcext:value-type="float">
            <text:p>5.12502670288086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21-03-15 12:38:12</text:p>
          </table:table-cell>
          <table:table-cell table:style-name="ce2" office:value-type="string" calcext:value-type="string">
            <text:p>2021-03-15 12:38:17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5.25014567375183" calcext:value-type="float">
            <text:p>5.2501456737518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FR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21-03-16 12:27:11</text:p>
          </table:table-cell>
          <table:table-cell table:style-name="ce2" office:value-type="string" calcext:value-type="string">
            <text:p>2021-03-16 12:27:16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5.37516093254089" calcext:value-type="float">
            <text:p>5.37516093254089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21-04-26 11:22:19</text:p>
          </table:table-cell>
          <table:table-cell table:style-name="ce2" office:value-type="string" calcext:value-type="string">
            <text:p>2021-04-26 11:22:25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5.87503719329834" calcext:value-type="float">
            <text:p>5.87503719329834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FR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21-04-27 11:07:44</text:p>
          </table:table-cell>
          <table:table-cell table:style-name="ce2" office:value-type="string" calcext:value-type="string">
            <text:p>2021-04-27 11:07:5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6.12507224082947" calcext:value-type="float">
            <text:p>6.12507224082947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ANTENNATION EXCLUDE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S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21-04-27 11:11:10</text:p>
          </table:table-cell>
          <table:table-cell table:style-name="ce2" office:value-type="string" calcext:value-type="string">
            <text:p>2021-04-27 11:11:2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9.75016570091248" calcext:value-type="float">
            <text:p>9.75016570091248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21-04-26 11:05:52</text:p>
          </table:table-cell>
          <table:table-cell table:style-name="ce2" office:value-type="string" calcext:value-type="string">
            <text:p>2021-04-26 11:06:06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14.2501313686371" calcext:value-type="float">
            <text:p>14.2501313686371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21-04-26 11:06:10</text:p>
          </table:table-cell>
          <table:table-cell table:style-name="ce2" office:value-type="string" calcext:value-type="string">
            <text:p>2021-04-26 11:06:3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21.1251947879791" calcext:value-type="float">
            <text:p>21.1251947879791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21-04-26 11:18:25</text:p>
          </table:table-cell>
          <table:table-cell table:style-name="ce2" office:value-type="string" calcext:value-type="string">
            <text:p>2021-04-26 11:18:27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2.3750205039978" calcext:value-type="float">
            <text:p>2.3750205039978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C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21-04-27 11:06:56</text:p>
          </table:table-cell>
          <table:table-cell table:style-name="ce2" office:value-type="string" calcext:value-type="string">
            <text:p>2021-04-27 11:07:1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3.3751850128174" calcext:value-type="float">
            <text:p>13.375185012817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CB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C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21-04-27 11:07:44</text:p>
          </table:table-cell>
          <table:table-cell table:style-name="ce2" office:value-type="string" calcext:value-type="string">
            <text:p>2021-04-27 11:07:5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3.2500629425049" calcext:value-type="float">
            <text:p>13.2500629425049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CB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S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21-04-27 11:08:24</text:p>
          </table:table-cell>
          <table:table-cell table:style-name="ce2" office:value-type="string" calcext:value-type="string">
            <text:p>2021-04-27 11:08:3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5.75006580352783" calcext:value-type="float">
            <text:p>5.75006580352783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S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21-04-27 11:09:23</text:p>
          </table:table-cell>
          <table:table-cell table:style-name="ce2" office:value-type="string" calcext:value-type="string">
            <text:p>2021-04-27 11:09:2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2.12501168251038" calcext:value-type="float">
            <text:p>2.12501168251038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S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21-04-27 11:11:33</text:p>
          </table:table-cell>
          <table:table-cell table:style-name="ce2" office:value-type="string" calcext:value-type="string">
            <text:p>2021-04-27 11:11:4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8.12551712989807" calcext:value-type="float">
            <text:p>8.12551712989807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S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21-04-27 11:22:11</text:p>
          </table:table-cell>
          <table:table-cell table:style-name="ce2" office:value-type="string" calcext:value-type="string">
            <text:p>2021-04-27 11:22:18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7.37509918212891" calcext:value-type="float">
            <text:p>7.37509918212891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21-04-27 11:22:33</text:p>
          </table:table-cell>
          <table:table-cell table:style-name="ce2" office:value-type="string" calcext:value-type="string">
            <text:p>2021-04-27 11:22:3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.50003862380981" calcext:value-type="float">
            <text:p>3.50003862380981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21-04-27 11:22:38</text:p>
          </table:table-cell>
          <table:table-cell table:style-name="ce2" office:value-type="string" calcext:value-type="string">
            <text:p>2021-04-27 11:22:4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.62500834465027" calcext:value-type="float">
            <text:p>3.62500834465027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21-04-27 11:22:42</text:p>
          </table:table-cell>
          <table:table-cell table:style-name="ce2" office:value-type="string" calcext:value-type="string">
            <text:p>2021-04-27 11:23:1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0.2503807544708" calcext:value-type="float">
            <text:p>30.2503807544708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21-04-27 11:23:59</text:p>
          </table:table-cell>
          <table:table-cell table:style-name="ce2" office:value-type="string" calcext:value-type="string">
            <text:p>2021-04-27 11:24:1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4.5002417564392" calcext:value-type="float">
            <text:p>14.5002417564392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S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21-04-27 11:25:41</text:p>
          </table:table-cell>
          <table:table-cell table:style-name="ce2" office:value-type="string" calcext:value-type="string">
            <text:p>2021-04-27 11:25:4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4.74998188018799" calcext:value-type="float">
            <text:p>4.74998188018799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21-03-15 12:36:37</text:p>
          </table:table-cell>
          <table:table-cell table:style-name="ce2" office:value-type="string" calcext:value-type="string">
            <text:p>2021-03-15 12:36:40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2.99994444847107" calcext:value-type="float">
            <text:p>2.9999444484710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21-03-15 12:36:48</text:p>
          </table:table-cell>
          <table:table-cell table:style-name="ce2" office:value-type="string" calcext:value-type="string">
            <text:p>2021-03-15 12:36:57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9.62516593933105" calcext:value-type="float">
            <text:p>9.6251659393310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21-03-15 12:41:17</text:p>
          </table:table-cell>
          <table:table-cell table:style-name="ce2" office:value-type="string" calcext:value-type="string">
            <text:p>2021-03-15 12:41:3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15.7501952648163" calcext:value-type="float">
            <text:p>15.750195264816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R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21-03-16 12:13:47</text:p>
          </table:table-cell>
          <table:table-cell table:style-name="ce2" office:value-type="string" calcext:value-type="string">
            <text:p>2021-03-16 12:13:4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.87501335144043" calcext:value-type="float">
            <text:p>1.8750133514404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21-03-16 12:14:34</text:p>
          </table:table-cell>
          <table:table-cell table:style-name="ce2" office:value-type="string" calcext:value-type="string">
            <text:p>2021-03-16 12:14:5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24.8751859664917" calcext:value-type="float">
            <text:p>24.875185966491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21-03-16 12:16:59</text:p>
          </table:table-cell>
          <table:table-cell table:style-name="ce2" office:value-type="string" calcext:value-type="string">
            <text:p>2021-03-16 12:17:06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7.1249885559082" calcext:value-type="float">
            <text:p>7.124988555908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21-03-16 12:18:16</text:p>
          </table:table-cell>
          <table:table-cell table:style-name="ce2" office:value-type="string" calcext:value-type="string">
            <text:p>2021-03-16 12:18:1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.25001358985901" calcext:value-type="float">
            <text:p>1.250013589859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uch short events can be likely excluded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F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21-03-16 12:20:28</text:p>
          </table:table-cell>
          <table:table-cell table:style-name="ce2" office:value-type="string" calcext:value-type="string">
            <text:p>2021-03-16 12:20:3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2.62492895126343" calcext:value-type="float">
            <text:p>2.6249289512634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21-03-16 12:22:11</text:p>
          </table:table-cell>
          <table:table-cell table:style-name="ce2" office:value-type="string" calcext:value-type="string">
            <text:p>2021-03-16 12:22:2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0.8751282691956" calcext:value-type="float">
            <text:p>10.875128269195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FR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21-03-16 12:23:49</text:p>
          </table:table-cell>
          <table:table-cell table:style-name="ce2" office:value-type="string" calcext:value-type="string">
            <text:p>2021-03-16 12:23:5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3.49997115135193" calcext:value-type="float">
            <text:p>3.4999711513519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FR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21-03-16 12:30:50</text:p>
          </table:table-cell>
          <table:table-cell table:style-name="ce2" office:value-type="string" calcext:value-type="string">
            <text:p>2021-03-16 12:30:5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9.75010275840759" calcext:value-type="float">
            <text:p>9.75010275840759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FR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21-04-26 11:23:47</text:p>
          </table:table-cell>
          <table:table-cell table:style-name="ce2" office:value-type="string" calcext:value-type="string">
            <text:p>2021-04-26 11:23:49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2.00002098083496" calcext:value-type="float">
            <text:p>2.00002098083496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21-04-26 11:24:18</text:p>
          </table:table-cell>
          <table:table-cell table:style-name="ce2" office:value-type="string" calcext:value-type="string">
            <text:p>2021-04-26 11:24:4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23.4997787475586" calcext:value-type="float">
            <text:p>23.4997787475586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S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21-04-27 11:01:04</text:p>
          </table:table-cell>
          <table:table-cell table:style-name="ce2" office:value-type="string" calcext:value-type="string">
            <text:p>2021-04-27 11:01:2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24.875203371048" calcext:value-type="float">
            <text:p>24.875203371048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CR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21-04-27 11:05:03</text:p>
          </table:table-cell>
          <table:table-cell table:style-name="ce2" office:value-type="string" calcext:value-type="string">
            <text:p>2021-04-27 11:05:26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23.6252107620239" calcext:value-type="float">
            <text:p>23.6252107620239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CR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21-04-27 11:08:28</text:p>
          </table:table-cell>
          <table:table-cell table:style-name="ce2" office:value-type="string" calcext:value-type="string">
            <text:p>2021-04-27 11:08:3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4.25005650520325" calcext:value-type="float">
            <text:p>4.25005650520325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FR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21-04-27 11:09:58</text:p>
          </table:table-cell>
          <table:table-cell table:style-name="ce2" office:value-type="string" calcext:value-type="string">
            <text:p>2021-04-27 11:10:1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9.5001738071442" calcext:value-type="float">
            <text:p>19.5001738071442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R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021-03-15 12:33:49</text:p>
          </table:table-cell>
          <table:table-cell table:style-name="ce2" office:value-type="string" calcext:value-type="string">
            <text:p>2021-03-15 12:33:5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1.62492561340332" calcext:value-type="float">
            <text:p>1.6249256134033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021-03-15 12:34:09</text:p>
          </table:table-cell>
          <table:table-cell table:style-name="ce2" office:value-type="string" calcext:value-type="string">
            <text:p>2021-03-15 12:34:1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1.87508130073547" calcext:value-type="float">
            <text:p>1.8750813007354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ONT RESTS ARE BOTH PASSIVE FR AND ANTENNATIONS 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F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021-03-16 12:25:07</text:p>
          </table:table-cell>
          <table:table-cell table:style-name="ce2" office:value-type="string" calcext:value-type="string">
            <text:p>2021-03-16 12:25:2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3.8750302791595" calcext:value-type="float">
            <text:p>13.875030279159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021-03-16 12:27:21</text:p>
          </table:table-cell>
          <table:table-cell table:style-name="ce2" office:value-type="string" calcext:value-type="string">
            <text:p>2021-03-16 12:27:28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7.00011420249939" calcext:value-type="float">
            <text:p>7.00011420249939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021-04-26 11:10:49</text:p>
          </table:table-cell>
          <table:table-cell table:style-name="ce2" office:value-type="string" calcext:value-type="string">
            <text:p>2021-04-26 11:11:08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19.2501697540283" calcext:value-type="float">
            <text:p>19.2501697540283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S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021-04-27 10:56:20</text:p>
          </table:table-cell>
          <table:table-cell table:style-name="ce2" office:value-type="string" calcext:value-type="string">
            <text:p>2021-04-27 10:56:28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7.50007510185242" calcext:value-type="float">
            <text:p>7.50007510185242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S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021-04-27 10:58:35</text:p>
          </table:table-cell>
          <table:table-cell table:style-name="ce2" office:value-type="string" calcext:value-type="string">
            <text:p>2021-04-27 10:58:3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.5000433921814" calcext:value-type="float">
            <text:p>3.5000433921814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S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021-04-27 11:10:45</text:p>
          </table:table-cell>
          <table:table-cell table:style-name="ce2" office:value-type="string" calcext:value-type="string">
            <text:p>2021-04-27 11:10:5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0.1250970363617" calcext:value-type="float">
            <text:p>10.1250970363617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021-04-27 11:16:54</text:p>
          </table:table-cell>
          <table:table-cell table:style-name="ce2" office:value-type="string" calcext:value-type="string">
            <text:p>2021-04-27 11:17:2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5.12544465065" calcext:value-type="float">
            <text:p>35.12544465065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S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021-04-27 11:20:27</text:p>
          </table:table-cell>
          <table:table-cell table:style-name="ce2" office:value-type="string" calcext:value-type="string">
            <text:p>2021-04-27 11:20:4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19.7501993179321" calcext:value-type="float">
            <text:p>19.7501993179321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021-03-15 12:17:50</text:p>
          </table:table-cell>
          <table:table-cell table:style-name="ce2" office:value-type="string" calcext:value-type="string">
            <text:p>2021-03-15 12:18:1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22.8751699924469" calcext:value-type="float">
            <text:p>22.87516999244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B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021-03-15 12:31:56</text:p>
          </table:table-cell>
          <table:table-cell table:style-name="ce2" office:value-type="string" calcext:value-type="string">
            <text:p>2021-03-15 12:32:00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3.75004696846008" calcext:value-type="float">
            <text:p>3.750046968460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ONT RESTS ARE BOTH PASSIVE FR AND ANTENNATIONS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021-03-15 12:32:03</text:p>
          </table:table-cell>
          <table:table-cell table:style-name="ce2" office:value-type="string" calcext:value-type="string">
            <text:p>2021-03-15 12:32:0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1.37501168251038" calcext:value-type="float">
            <text:p>1.3750116825103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021-03-15 12:33:19</text:p>
          </table:table-cell>
          <table:table-cell table:style-name="ce2" office:value-type="string" calcext:value-type="string">
            <text:p>2021-03-15 12:33:25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5.37509775161743" calcext:value-type="float">
            <text:p>5.3750977516174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021-03-15 12:36:51</text:p>
          </table:table-cell>
          <table:table-cell table:style-name="ce2" office:value-type="string" calcext:value-type="string">
            <text:p>2021-03-15 12:37:35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44.5002813339233" calcext:value-type="float">
            <text:p>44.500281333923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021-03-15 12:42:47</text:p>
          </table:table-cell>
          <table:table-cell table:style-name="ce2" office:value-type="string" calcext:value-type="string">
            <text:p>2021-03-15 12:43:0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16.5001559257507" calcext:value-type="float">
            <text:p>16.500155925750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021-03-16 12:13:29</text:p>
          </table:table-cell>
          <table:table-cell table:style-name="ce2" office:value-type="string" calcext:value-type="string">
            <text:p>2021-03-16 12:13:37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8.37506985664368" calcext:value-type="float">
            <text:p>8.3750698566436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021-03-16 12:14:40</text:p>
          </table:table-cell>
          <table:table-cell table:style-name="ce2" office:value-type="string" calcext:value-type="string">
            <text:p>2021-03-16 12:15:3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52.8753254413605" calcext:value-type="float">
            <text:p>52.875325441360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021-03-16 12:15:35</text:p>
          </table:table-cell>
          <table:table-cell table:style-name="ce2" office:value-type="string" calcext:value-type="string">
            <text:p>2021-03-16 12:15:4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8.37502121925354" calcext:value-type="float">
            <text:p>8.37502121925354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021-03-16 12:16:55</text:p>
          </table:table-cell>
          <table:table-cell table:style-name="ce2" office:value-type="string" calcext:value-type="string">
            <text:p>2021-03-16 12:16:56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.25004577636719" calcext:value-type="float">
            <text:p>1.2500457763671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021-03-16 12:18:15</text:p>
          </table:table-cell>
          <table:table-cell table:style-name="ce2" office:value-type="string" calcext:value-type="string">
            <text:p>2021-03-16 12:18:2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8.12506031990051" calcext:value-type="float">
            <text:p>8.1250603199005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021-03-16 12:18:27</text:p>
          </table:table-cell>
          <table:table-cell table:style-name="ce2" office:value-type="string" calcext:value-type="string">
            <text:p>2021-03-16 12:18:3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2.49997186660767" calcext:value-type="float">
            <text:p>2.49997186660767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021-03-16 12:22:05</text:p>
          </table:table-cell>
          <table:table-cell table:style-name="ce2" office:value-type="string" calcext:value-type="string">
            <text:p>2021-03-16 12:22:1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8.87509536743164" calcext:value-type="float">
            <text:p>8.8750953674316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Very close to another ant but not groomin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021-03-16 12:22:18</text:p>
          </table:table-cell>
          <table:table-cell table:style-name="ce2" office:value-type="string" calcext:value-type="string">
            <text:p>2021-03-16 12:22:4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30.8752639293671" calcext:value-type="float">
            <text:p>30.875263929367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FR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021-03-16 12:38:15</text:p>
          </table:table-cell>
          <table:table-cell table:style-name="ce2" office:value-type="string" calcext:value-type="string">
            <text:p>2021-03-16 12:38:26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0.8750958442688" calcext:value-type="float">
            <text:p>10.875095844268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FR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021-04-27 11:09:09</text:p>
          </table:table-cell>
          <table:table-cell table:style-name="ce2" office:value-type="string" calcext:value-type="string">
            <text:p>2021-04-27 11:09:1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4.00004863739014" calcext:value-type="float">
            <text:p>4.00004863739014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021-03-15 12:16:38</text:p>
          </table:table-cell>
          <table:table-cell table:style-name="ce2" office:value-type="string" calcext:value-type="string">
            <text:p>2021-03-15 12:24:06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448.128426074982" calcext:value-type="float">
            <text:p>448.1284260749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 ON SIDE BUT ALMOST STILL, REMOVE AS TOO LO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021-03-15 12:25:15</text:p>
          </table:table-cell>
          <table:table-cell table:style-name="ce2" office:value-type="string" calcext:value-type="string">
            <text:p>2021-03-15 12:25:3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15.7500488758087" calcext:value-type="float">
            <text:p>15.75004887580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 SG (MEANS THE BODY LEANS LATERALLY)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021-03-15 12:32:16</text:p>
          </table:table-cell>
          <table:table-cell table:style-name="ce2" office:value-type="string" calcext:value-type="string">
            <text:p>2021-03-15 12:32:18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2.00005459785461" calcext:value-type="float">
            <text:p>2.0000545978546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021-03-15 12:35:41</text:p>
          </table:table-cell>
          <table:table-cell table:style-name="ce2" office:value-type="string" calcext:value-type="string">
            <text:p>2021-03-15 12:35:47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5.75003433227539" calcext:value-type="float">
            <text:p>5.7500343322753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021-03-15 12:37:01</text:p>
          </table:table-cell>
          <table:table-cell table:style-name="ce2" office:value-type="string" calcext:value-type="string">
            <text:p>2021-03-15 12:37:08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6.8750581741333" calcext:value-type="float">
            <text:p>6.87505817413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021-03-15 12:39:31</text:p>
          </table:table-cell>
          <table:table-cell table:style-name="ce2" office:value-type="string" calcext:value-type="string">
            <text:p>2021-03-15 12:40:1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3SP</text:p>
          </table:table-cell>
          <table:table-cell office:value-type="float" office:value="43.1252937316895" calcext:value-type="float">
            <text:p>43.125293731689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021-03-16 12:15:45</text:p>
          </table:table-cell>
          <table:table-cell table:style-name="ce2" office:value-type="string" calcext:value-type="string">
            <text:p>2021-03-16 12:16:1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27.6252000331879" calcext:value-type="float">
            <text:p>27.625200033187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021-03-16 12:16:16</text:p>
          </table:table-cell>
          <table:table-cell table:style-name="ce2" office:value-type="string" calcext:value-type="string">
            <text:p>2021-03-16 12:16:2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5.87504148483276" calcext:value-type="float">
            <text:p>5.8750414848327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021-03-16 12:17:07</text:p>
          </table:table-cell>
          <table:table-cell table:style-name="ce2" office:value-type="string" calcext:value-type="string">
            <text:p>2021-03-16 12:17:3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31.2502791881561" calcext:value-type="float">
            <text:p>31.250279188156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021-03-16 12:20:26</text:p>
          </table:table-cell>
          <table:table-cell table:style-name="ce2" office:value-type="string" calcext:value-type="string">
            <text:p>2021-03-16 12:20:3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3.99992799758911" calcext:value-type="float">
            <text:p>3.9999279975891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021-03-16 12:20:31</text:p>
          </table:table-cell>
          <table:table-cell table:style-name="ce2" office:value-type="string" calcext:value-type="string">
            <text:p>2021-03-16 12:20:46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4.8751533031464" calcext:value-type="float">
            <text:p>14.875153303146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021-03-16 12:22:58</text:p>
          </table:table-cell>
          <table:table-cell table:style-name="ce2" office:value-type="string" calcext:value-type="string">
            <text:p>2021-03-16 12:23:09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0.8751208782196" calcext:value-type="float">
            <text:p>10.875120878219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021-03-16 12:23:44</text:p>
          </table:table-cell>
          <table:table-cell table:style-name="ce2" office:value-type="string" calcext:value-type="string">
            <text:p>2021-03-16 12:24:1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31.1252121925354" calcext:value-type="float">
            <text:p>31.125212192535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021-03-16 12:41:45</text:p>
          </table:table-cell>
          <table:table-cell table:style-name="ce2" office:value-type="string" calcext:value-type="string">
            <text:p>2021-03-16 12:41:56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3SP</text:p>
          </table:table-cell>
          <table:table-cell office:value-type="float" office:value="10.9999520778656" calcext:value-type="float">
            <text:p>10.9999520778656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021-04-26 11:10:08</text:p>
          </table:table-cell>
          <table:table-cell table:style-name="ce2" office:value-type="string" calcext:value-type="string">
            <text:p>2021-04-26 11:11:2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R9SP</text:p>
          </table:table-cell>
          <table:table-cell office:value-type="float" office:value="74.500298500061" calcext:value-type="float">
            <text:p>74.500298500061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TQ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021-04-27 11:01:07</text:p>
          </table:table-cell>
          <table:table-cell table:style-name="ce2" office:value-type="string" calcext:value-type="string">
            <text:p>2021-04-27 11:01:4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9SP</text:p>
          </table:table-cell>
          <table:table-cell office:value-type="float" office:value="37.6253499984741" calcext:value-type="float">
            <text:p>37.625349998474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REMOVE AS IT’S QUEEN </text:p>
          </table:table-cell>
        </table:table-row>
        <table:table-row table:style-name="ro1" table:number-rows-repeated="104821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'annotations_subset_25%'.A1:'annotations_subset_25%'.L1048576">
            <calcext:condition calcext:apply-style-name="Untitled1" calcext:value="formula-is(ISTEXT([.$L1]))" calcext:base-cell-address="'annotations_subset_25%'.A1"/>
          </calcext:conditional-format>
        </calcext:conditional-formats>
      </table:table>
      <table:named-expressions/>
      <table:database-ranges>
        <table:database-range table:name="__Anonymous_Sheet_DB__0" table:target-range-address="'annotations_subset_25%'.A1:'annotations_subset_25%'.M35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afd09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2:00:31.443430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0T12:38:41.317921071</dc:date>
    <meta:editing-duration>PT2H47M55S</meta:editing-duration>
    <meta:editing-cycles>26</meta:editing-cycles>
    <meta:generator>LibreOffice/6.4.7.2$Linux_X86_64 LibreOffice_project/40$Build-2</meta:generator>
    <meta:document-statistic meta:table-count="1" meta:cell-count="4341" meta:object-count="0"/>
  </office:meta>
</office:document-meta>
</file>